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jpeg" manifest:full-path="Pictures/1000000000000159000000A794EF08D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list-style-name="WW8Num16"/>
    <style:style style:name="P2" style:family="paragraph" style:parent-style-name="Body">
      <style:paragraph-properties fo:text-align="start" style:justify-single-word="false"/>
    </style:style>
    <style:style style:name="P3" style:family="paragraph" style:parent-style-name="CellBody">
      <style:paragraph-properties fo:keep-with-next="always" style:snap-to-layout-grid="false"/>
    </style:style>
    <style:style style:name="P4" style:family="paragraph" style:parent-style-name="Standard">
      <style:paragraph-properties fo:margin-top="0.282cm" fo:margin-bottom="0cm"/>
    </style:style>
    <style:style style:name="P5" style:family="paragraph" style:parent-style-name="Body">
      <style:paragraph-properties fo:text-align="start" style:justify-single-word="false"/>
    </style:style>
    <style:style style:name="P6" style:family="paragraph" style:parent-style-name="Body">
      <style:text-properties fo:language="en" fo:country="GB"/>
    </style:style>
    <style:style style:name="P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CellBody">
      <style:paragraph-properties fo:keep-with-next="always" style:snap-to-layout-grid="false"/>
    </style:style>
    <style:style style:name="P10"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language="en" fo:country="US"/>
    </style:style>
    <style:style style:name="P11" style:family="paragraph" style:parent-style-name="CellBody">
      <style:paragraph-properties fo:keep-with-next="always" style:snap-to-layout-grid="false"/>
      <style:text-properties fo:color="#000000"/>
    </style:style>
    <style:style style:name="P12"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color="#000000" fo:language="en" fo:country="US"/>
    </style:style>
    <style:style style:name="P13" style:family="paragraph" style:parent-style-name="CellHeading">
      <style:paragraph-properties fo:text-align="center" style:justify-single-word="false" fo:keep-with-next="always" style:snap-to-layout-grid="false"/>
      <style:text-properties fo:language="fr" fo:country="FR"/>
    </style:style>
    <style:style style:name="P14" style:family="paragraph" style:parent-style-name="Standard">
      <style:paragraph-properties fo:line-height="120%" fo:keep-with-next="always" style:vertical-align="top" style:snap-to-layout-grid="false"/>
      <style:text-properties fo:color="#000000" style:font-name="Arial" fo:language="en" fo:country="US" style:font-name-asian="Times New Roman" style:font-name-complex="Arial" style:font-size-complex="10pt"/>
    </style:style>
    <style:style style:name="P15" style:family="paragraph" style:parent-style-name="CellBody">
      <style:paragraph-properties style:snap-to-layout-grid="false"/>
    </style:style>
    <style:style style:name="P16" style:family="paragraph" style:parent-style-name="CellBody">
      <style:paragraph-propertie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style>
    <style:style style:name="P17" style:family="paragraph" style:parent-style-name="Abstract">
      <style:text-properties fo:font-size="16pt" fo:font-weight="bold" style:font-size-asian="16pt" style:font-weight-asian="bold"/>
    </style:style>
    <style:style style:name="P18" style:family="paragraph" style:parent-style-name="Abstract">
      <style:paragraph-properties fo:text-align="center" style:justify-single-word="false">
        <style:tab-stops>
          <style:tab-stop style:position="2.286cm"/>
          <style:tab-stop style:position="4.572cm"/>
          <style:tab-stop style:position="6.858cm"/>
          <style:tab-stop style:position="9.144cm"/>
          <style:tab-stop style:position="11.43cm"/>
          <style:tab-stop style:position="13.716cm"/>
          <style:tab-stop style:position="16.002cm"/>
        </style:tab-stops>
      </style:paragraph-properties>
      <style:text-properties fo:language="en" fo:country="US"/>
    </style:style>
    <style:style style:name="P19" style:family="paragraph" style:parent-style-name="Standard">
      <style:paragraph-properties fo:line-height="120%" style:vertical-align="top"/>
      <style:text-properties fo:color="#000000" style:font-name="Arial" fo:language="en" fo:country="US" style:font-name-asian="Times New Roman" style:font-name-complex="Arial" style:font-size-complex="10pt"/>
    </style:style>
    <style:style style:name="P20" style:family="paragraph" style:parent-style-name="Standard">
      <style:paragraph-properties fo:line-height="120%" style:vertical-align="top" style:snap-to-layout-grid="false"/>
      <style:text-properties fo:color="#000000" style:font-name="Arial" fo:language="en" fo:country="US" style:font-name-asian="Times New Roman" style:font-name-complex="Arial" style:font-size-complex="10pt"/>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4"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25" style:family="paragraph" style:parent-style-name="CellBody">
      <style:paragraph-properties fo:keep-with-next="always" style:snap-to-layout-grid="false"/>
    </style:style>
    <style:style style:name="P2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7" style:family="paragraph" style:parent-style-name="Document_20_Title" style:master-page-name="First_20_Page">
      <style:paragraph-properties style:page-number="auto"/>
      <style:text-properties fo:font-size="10pt" fo:font-style="italic" style:font-size-asian="10pt" style:font-style-asian="italic"/>
    </style:style>
    <style:style style:name="P28" style:family="paragraph" style:parent-style-name="Heading_20_1">
      <style:paragraph-properties fo:break-before="page"/>
      <style:text-properties fo:language="fr" fo:country="FR"/>
    </style:style>
    <style:style style:name="P2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0" style:family="paragraph" style:parent-style-name="Body" style:list-style-name="WW8Num16"/>
    <style:style style:name="P31" style:family="paragraph" style:parent-style-name="Body" style:list-style-name="L1"/>
    <style:style style:name="P32" style:family="paragraph" style:parent-style-name="Body">
      <style:paragraph-properties fo:text-align="start" style:justify-single-word="false"/>
    </style:style>
    <style:style style:name="P33" style:family="paragraph" style:parent-style-name="Heading_20_2">
      <style:text-properties fo:language="en" fo:country="US" style:language-complex="ar" style:country-complex="SA"/>
    </style:style>
    <style:style style:name="P34" style:family="paragraph" style:parent-style-name="Heading_20_2">
      <style:text-properties fo:language="fr" fo:country="FR"/>
    </style:style>
    <style:style style:name="T1" style:family="text">
      <style:text-properties fo:font-size="14pt" fo:font-weight="normal" style:font-size-asian="14pt" style:font-weight-asian="normal"/>
    </style:style>
    <style:style style:name="T2" style:family="text">
      <style:text-properties fo:language="en" fo:country="US"/>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language="zxx" fo:country="none" style:language-asian="zxx" style:country-asian="none"/>
    </style:style>
    <style:style style:name="T6" style:family="text">
      <style:text-properties style:text-position="super 58%"/>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30110880" text:id="ct430110880">
          <text:insertion>
            <office:change-info>
              <dc:creator>David Bosschaert</dc:creator>
              <dc:date>2010-03-11T11:02:00</dc:date>
            </office:change-info>
          </text:insertion>
        </text:changed-region>
        <text:changed-region xml:id="ct417562288" text:id="ct417562288">
          <text:insertion>
            <office:change-info>
              <dc:creator>David Bosschaert</dc:creator>
              <dc:date>2010-03-11T11:02:00</dc:date>
            </office:change-info>
          </text:insertion>
        </text:changed-region>
        <text:changed-region xml:id="ct430573520" text:id="ct430573520">
          <text:insertion>
            <office:change-info>
              <dc:creator>David Bosschaert</dc:creator>
              <dc:date>2010-03-11T11:02:00</dc:date>
            </office:change-info>
          </text:insertion>
        </text:changed-region>
        <text:changed-region xml:id="ct54207712" text:id="ct54207712">
          <text:insertion>
            <office:change-info>
              <dc:creator>David Bosschaert</dc:creator>
              <dc:date>2010-03-11T11:03:00</dc:date>
            </office:change-info>
          </text:insertion>
        </text:changed-region>
        <text:changed-region xml:id="ct430195344" text:id="ct430195344">
          <text:insertion>
            <office:change-info>
              <dc:creator>Tim Ward</dc:creator>
              <dc:date>2013-09-21T21:46:00</dc:date>
            </office:change-info>
          </text:insertion>
        </text:changed-region>
        <text:changed-region xml:id="ct54051744" text:id="ct54051744">
          <text:insertion>
            <office:change-info>
              <dc:creator>Tim Ward</dc:creator>
              <dc:date>2013-09-21T21:46:00</dc:date>
            </office:change-info>
          </text:insertion>
        </text:changed-region>
        <text:changed-region xml:id="ct430195440" text:id="ct430195440">
          <text:insertion>
            <office:change-info>
              <dc:creator>Tim Ward</dc:creator>
              <dc:date>2013-09-21T21:47:00</dc:date>
            </office:change-info>
          </text:insertion>
        </text:changed-region>
        <text:changed-region xml:id="ct54051840" text:id="ct54051840">
          <text:insertion>
            <office:change-info>
              <dc:creator>Tim Ward</dc:creator>
              <dc:date>2013-09-21T21:46:00</dc:date>
            </office:change-info>
          </text:insertion>
        </text:changed-region>
        <text:changed-region xml:id="ct54205424" text:id="ct54205424">
          <text:insertion>
            <office:change-info>
              <dc:creator>Tim Ward</dc:creator>
              <dc:date>2013-09-22T03:34:00</dc:date>
            </office:change-info>
          </text:insertion>
        </text:changed-region>
        <text:changed-region xml:id="ct430305312" text:id="ct430305312">
          <text:insertion>
            <office:change-info>
              <dc:creator>Tim Ward</dc:creator>
              <dc:date>2013-09-22T03:35:00</dc:date>
            </office:change-info>
          </text:insertion>
        </text:changed-region>
        <text:changed-region xml:id="ct417691664" text:id="ct417691664">
          <text:insertion>
            <office:change-info>
              <dc:creator>Tim Ward</dc:creator>
              <dc:date>2013-09-26T10:51:00</dc:date>
            </office:change-info>
          </text:insertion>
        </text:changed-region>
        <text:changed-region xml:id="ct429950048" text:id="ct429950048">
          <text:insertion>
            <office:change-info>
              <dc:creator>Tim Ward</dc:creator>
              <dc:date>2013-09-26T10:51:00</dc:date>
            </office:change-info>
          </text:insertion>
        </text:changed-region>
        <text:changed-region xml:id="ct417532624" text:id="ct417532624">
          <text:insertion>
            <office:change-info>
              <dc:creator>Tim Ward</dc:creator>
              <dc:date>2013-09-26T10:51:00</dc:date>
            </office:change-info>
          </text:insertion>
        </text:changed-region>
        <text:changed-region xml:id="ct417615616" text:id="ct417615616">
          <text:insertion>
            <office:change-info>
              <dc:creator>Tim Ward</dc:creator>
              <dc:date>2013-09-21T21:50:00</dc:date>
            </office:change-info>
          </text:insertion>
        </text:changed-region>
        <text:changed-region xml:id="ct417615888" text:id="ct417615888">
          <text:insertion>
            <office:change-info>
              <dc:creator>Tim Ward</dc:creator>
              <dc:date>2013-09-21T21:48:00</dc:date>
            </office:change-info>
          </text:insertion>
        </text:changed-region>
        <text:changed-region xml:id="ct417615776" text:id="ct417615776">
          <text:insertion>
            <office:change-info>
              <dc:creator>Tim Ward</dc:creator>
              <dc:date>2013-09-21T22:01:00</dc:date>
            </office:change-info>
          </text:insertion>
        </text:changed-region>
        <text:changed-region xml:id="ct417357088" text:id="ct417357088">
          <text:insertion>
            <office:change-info>
              <dc:creator>Tim Ward</dc:creator>
              <dc:date>2013-09-21T21:48:00</dc:date>
            </office:change-info>
          </text:insertion>
        </text:changed-region>
        <text:changed-region xml:id="ct417896480" text:id="ct417896480">
          <text:insertion>
            <office:change-info>
              <dc:creator>Tim Ward</dc:creator>
              <dc:date>2013-09-21T22:16:00</dc:date>
            </office:change-info>
          </text:insertion>
        </text:changed-region>
        <text:changed-region xml:id="ct430809104" text:id="ct430809104">
          <text:insertion>
            <office:change-info>
              <dc:creator>Tim Ward</dc:creator>
              <dc:date>2013-09-21T21:48:00</dc:date>
            </office:change-info>
          </text:insertion>
        </text:changed-region>
        <text:changed-region xml:id="ct430809232" text:id="ct430809232">
          <text:insertion>
            <office:change-info>
              <dc:creator>Tim Ward</dc:creator>
              <dc:date>2013-09-21T22:28:00</dc:date>
            </office:change-info>
          </text:insertion>
        </text:changed-region>
        <text:changed-region xml:id="ct417386192" text:id="ct417386192">
          <text:insertion>
            <office:change-info>
              <dc:creator>Tim Ward</dc:creator>
              <dc:date>2013-09-21T21:48:00</dc:date>
            </office:change-info>
          </text:insertion>
        </text:changed-region>
        <text:changed-region xml:id="ct430285104" text:id="ct430285104">
          <text:insertion>
            <office:change-info>
              <dc:creator>Tim Ward</dc:creator>
              <dc:date>2013-09-21T23:09:00</dc:date>
            </office:change-info>
          </text:insertion>
        </text:changed-region>
        <text:changed-region xml:id="ct54234208" text:id="ct54234208">
          <text:insertion>
            <office:change-info>
              <dc:creator>Tim Ward</dc:creator>
              <dc:date>2013-09-21T21:48:00</dc:date>
            </office:change-info>
          </text:insertion>
        </text:changed-region>
        <text:changed-region xml:id="ct417746160" text:id="ct417746160">
          <text:insertion>
            <office:change-info>
              <dc:creator>Tim Ward</dc:creator>
              <dc:date>2013-09-22T02:20:00</dc:date>
            </office:change-info>
          </text:insertion>
        </text:changed-region>
        <text:changed-region xml:id="ct430809936" text:id="ct430809936">
          <text:insertion>
            <office:change-info>
              <dc:creator>Tim Ward</dc:creator>
              <dc:date>2013-09-22T02:28:00</dc:date>
            </office:change-info>
          </text:insertion>
        </text:changed-region>
        <text:changed-region xml:id="ct430810032" text:id="ct430810032">
          <text:deletion>
            <office:change-info>
              <dc:creator>Tim Ward</dc:creator>
              <dc:date>2013-09-22T02:28:00</dc:date>
            </office:change-info>
            <text:p text:style-name="Body">Java interface</text:p>
          </text:deletion>
        </text:changed-region>
        <text:changed-region xml:id="ct430176640" text:id="ct430176640">
          <text:deletion>
            <office:change-info>
              <dc:creator>Tim Ward</dc:creator>
              <dc:date>2013-09-22T02:28:00</dc:date>
            </office:change-info>
            <text:p text:style-name="Body">for</text:p>
          </text:deletion>
        </text:changed-region>
        <text:changed-region xml:id="ct430176768" text:id="ct430176768">
          <text:insertion>
            <office:change-info>
              <dc:creator>Tim Ward</dc:creator>
              <dc:date>2013-09-22T02:28:00</dc:date>
            </office:change-info>
          </text:insertion>
        </text:changed-region>
        <text:changed-region xml:id="ct54121136" text:id="ct54121136">
          <text:insertion>
            <office:change-info>
              <dc:creator>Tim Ward</dc:creator>
              <dc:date>2013-09-22T02:29:00</dc:date>
            </office:change-info>
          </text:insertion>
        </text:changed-region>
        <text:changed-region xml:id="ct418322720" text:id="ct418322720">
          <text:deletion>
            <office:change-info>
              <dc:creator>Tim Ward</dc:creator>
              <dc:date>2013-09-22T02:32:00</dc:date>
            </office:change-info>
            <text:p text:style-name="Body">se</text:p>
          </text:deletion>
        </text:changed-region>
        <text:changed-region xml:id="ct418322816" text:id="ct418322816">
          <text:insertion>
            <office:change-info>
              <dc:creator>Tim Ward</dc:creator>
              <dc:date>2013-09-22T02:32:00</dc:date>
            </office:change-info>
          </text:insertion>
        </text:changed-region>
        <text:changed-region xml:id="ct417811360" text:id="ct417811360">
          <text:insertion>
            <office:change-info>
              <dc:creator>Tim Ward</dc:creator>
              <dc:date>2013-09-22T02:32:00</dc:date>
            </office:change-info>
          </text:insertion>
        </text:changed-region>
        <text:changed-region xml:id="ct417811456" text:id="ct417811456">
          <text:insertion>
            <office:change-info>
              <dc:creator>Tim Ward</dc:creator>
              <dc:date>2013-09-22T02:33:00</dc:date>
            </office:change-info>
          </text:insertion>
        </text:changed-region>
        <text:changed-region xml:id="ct54125344" text:id="ct54125344">
          <text:deletion>
            <office:change-info>
              <dc:creator>Tim Ward</dc:creator>
              <dc:date>2013-09-22T02:34:00</dc:date>
            </office:change-info>
            <text:p text:style-name="Body">they are not easily mapped to the full</text:p>
          </text:deletion>
        </text:changed-region>
        <text:changed-region xml:id="ct54125440" text:id="ct54125440">
          <text:insertion>
            <office:change-info>
              <dc:creator>Tim Ward</dc:creator>
              <dc:date>2013-09-22T02:34:00</dc:date>
            </office:change-info>
          </text:insertion>
        </text:changed-region>
        <text:changed-region xml:id="ct54098752" text:id="ct54098752">
          <text:insertion>
            <office:change-info>
              <dc:creator>Tim Ward</dc:creator>
              <dc:date>2013-09-22T02:35:00</dc:date>
            </office:change-info>
          </text:insertion>
        </text:changed-region>
        <text:changed-region xml:id="ct54098848" text:id="ct54098848">
          <text:insertion>
            <office:change-info>
              <dc:creator>Tim Ward</dc:creator>
              <dc:date>2013-09-22T02:36:00</dc:date>
            </office:change-info>
          </text:insertion>
        </text:changed-region>
        <text:changed-region xml:id="ct418327312" text:id="ct418327312">
          <text:insertion>
            <office:change-info>
              <dc:creator>Tim Ward</dc:creator>
              <dc:date>2013-09-22T02:36:00</dc:date>
            </office:change-info>
          </text:insertion>
        </text:changed-region>
        <text:changed-region xml:id="ct418327408" text:id="ct418327408">
          <text:insertion>
            <office:change-info>
              <dc:creator>Tim Ward</dc:creator>
              <dc:date>2013-09-22T02:37:00</dc:date>
            </office:change-info>
          </text:insertion>
        </text:changed-region>
        <text:changed-region xml:id="ct418291648" text:id="ct418291648">
          <text:insertion>
            <office:change-info>
              <dc:creator>Tim Ward</dc:creator>
              <dc:date>2013-09-22T02:39:00</dc:date>
            </office:change-info>
          </text:insertion>
        </text:changed-region>
        <text:changed-region xml:id="ct418291744" text:id="ct418291744">
          <text:deletion>
            <office:change-info>
              <dc:creator>Tim Ward</dc:creator>
              <dc:date>2013-09-22T02:39:00</dc:date>
            </office:change-info>
            <text:p text:style-name="Body">Therefore</text:p>
          </text:deletion>
        </text:changed-region>
        <text:changed-region xml:id="ct417739552" text:id="ct417739552">
          <text:deletion>
            <office:change-info>
              <dc:creator>Tim Ward</dc:creator>
              <dc:date>2013-09-22T02:40:00</dc:date>
            </office:change-info>
            <text:p text:style-name="Body">need to</text:p>
          </text:deletion>
        </text:changed-region>
        <text:changed-region xml:id="ct417739648" text:id="ct417739648">
          <text:insertion>
            <office:change-info>
              <dc:creator>Tim Ward</dc:creator>
              <dc:date>2013-09-22T02:40:00</dc:date>
            </office:change-info>
          </text:insertion>
        </text:changed-region>
        <text:changed-region xml:id="ct417930160" text:id="ct417930160">
          <text:deletion>
            <office:change-info>
              <dc:creator>Tim Ward</dc:creator>
              <dc:date>2013-09-22T02:40:00</dc:date>
            </office:change-info>
            <text:p text:style-name="Body">detailed</text:p>
          </text:deletion>
        </text:changed-region>
        <text:changed-region xml:id="ct417930256" text:id="ct417930256">
          <text:insertion>
            <office:change-info>
              <dc:creator>Tim Ward</dc:creator>
              <dc:date>2013-09-22T02:40:00</dc:date>
            </office:change-info>
          </text:insertion>
        </text:changed-region>
        <text:changed-region xml:id="ct430420496" text:id="ct430420496">
          <text:deletion>
            <office:change-info>
              <dc:creator>Tim Ward</dc:creator>
              <dc:date>2013-09-22T02:40:00</dc:date>
            </office:change-info>
            <text:p text:style-name="Body">on which to base one or more new designs and specifications for</text:p>
          </text:deletion>
        </text:changed-region>
        <text:changed-region xml:id="ct430420592" text:id="ct430420592">
          <text:insertion>
            <office:change-info>
              <dc:creator>Tim Ward</dc:creator>
              <dc:date>2013-09-22T02:40:00</dc:date>
            </office:change-info>
          </text:insertion>
        </text:changed-region>
        <text:changed-region xml:id="ct54197568" text:id="ct54197568">
          <text:insertion>
            <office:change-info>
              <dc:creator>Tim Ward</dc:creator>
              <dc:date>2013-09-22T02:41:00</dc:date>
            </office:change-info>
          </text:insertion>
        </text:changed-region>
        <text:changed-region xml:id="ct54197664" text:id="ct54197664">
          <text:deletion>
            <office:change-info>
              <dc:creator>Tim Ward</dc:creator>
              <dc:date>2013-09-22T02:41:00</dc:date>
            </office:change-info>
            <text:p text:style-name="Body">, both to extend the use of Java interfaces to embrace asynchronous semantics, and to explore new APIs and programming models</text:p>
          </text:deletion>
        </text:changed-region>
        <text:changed-region xml:id="ct429942544" text:id="ct429942544">
          <text:deletion>
            <office:change-info>
              <dc:creator>Tim Ward</dc:creator>
              <dc:date>2013-09-22T02:41:00</dc:date>
            </office:change-info>
            <text:p text:style-name="Body">The Java interface programming model currently in the OSGi specification provides a significant capability for communications across multiple JVMs and address spaces, and can be used to meet a broad range of enterprise application requirements. However, many enterprise application requirements are better met through the use of asynchronous communication protocols, for example implementing loosely coupled SOA designs, ensuring reliability guarantees, controlling execution priority, and enabling certain load balancing and scalability techniques. </text:p>
            <text:p text:style-name="Body">Although it is possible to use asynchronous communications protocols to implement the request/response semantic of a Java interface, the full benefit of asynchronous protocols may be achieved only by using an asynchronous communication programming model, allowing direct programmatic access to APIs and configuration metadata that expose the full range of asynchronous communication features and functions. </text:p>
          </text:deletion>
        </text:changed-region>
        <text:changed-region xml:id="ct429942640" text:id="ct429942640">
          <text:deletion>
            <office:change-info>
              <dc:creator>Tim Ward</dc:creator>
              <dc:date>2013-09-22T02:42:00</dc:date>
            </office:change-info>
            <text:p text:style-name="Body">Some of the historical tradeoffs in distributed computing technology have occurred between simplifying the programming model (e.g. using RPC) and allowing applications more fine-grained control over the communication among programs in distributed locations by directly handling the communications. Full access to asynchronous communication functions requires the use of programming model for such primitives as SEND (now) and RECEIVE (later) that cannot easily be incorporated into a program-call type interface that uses a blocking (i.e. synchronous) programming model, and assumes that either the communication is successful or an exception is generated. Similarly a request/response interface is difficult to use for pub/sub, broadcast, or send once/multiple reply message exchange patterns.</text:p>
          </text:deletion>
        </text:changed-region>
        <text:changed-region xml:id="ct418293632" text:id="ct418293632">
          <text:deletion>
            <office:change-info>
              <dc:creator>Tim Ward</dc:creator>
              <dc:date>2013-09-22T02:43:00</dc:date>
            </office:change-info>
            <text:p text:style-name="Body">communication protocols</text:p>
          </text:deletion>
        </text:changed-region>
        <text:changed-region xml:id="ct418293728" text:id="ct418293728">
          <text:insertion>
            <office:change-info>
              <dc:creator>Tim Ward</dc:creator>
              <dc:date>2013-09-22T02:43:00</dc:date>
            </office:change-info>
          </text:insertion>
        </text:changed-region>
        <text:changed-region xml:id="ct418294304" text:id="ct418294304">
          <text:deletion>
            <office:change-info>
              <dc:creator>Tim Ward</dc:creator>
              <dc:date>2013-09-22T02:43:00</dc:date>
            </office:change-info>
            <text:p text:style-name="Body">communications</text:p>
          </text:deletion>
        </text:changed-region>
        <text:changed-region xml:id="ct418294400" text:id="ct418294400">
          <text:insertion>
            <office:change-info>
              <dc:creator>Tim Ward</dc:creator>
              <dc:date>2013-09-22T02:43:00</dc:date>
            </office:change-info>
          </text:insertion>
        </text:changed-region>
        <text:changed-region xml:id="ct418294896" text:id="ct418294896">
          <text:insertion>
            <office:change-info>
              <dc:creator>Tim Ward</dc:creator>
              <dc:date>2013-09-22T02:43:00</dc:date>
            </office:change-info>
          </text:insertion>
        </text:changed-region>
        <text:changed-region xml:id="ct418294992" text:id="ct418294992">
          <text:insertion>
            <office:change-info>
              <dc:creator>Tim Ward</dc:creator>
              <dc:date>2013-09-22T02:44:00</dc:date>
            </office:change-info>
          </text:insertion>
        </text:changed-region>
        <text:changed-region xml:id="ct418295344" text:id="ct418295344">
          <text:deletion>
            <office:change-info>
              <dc:creator>Tim Ward</dc:creator>
              <dc:date>2013-09-22T02:45:00</dc:date>
            </office:change-info>
            <text:p text:style-name="Body">store and forward style communication, or the use of topics and channels for pub/sub, broadcast, and multicast mechanisms.</text:p>
          </text:deletion>
        </text:changed-region>
        <text:changed-region xml:id="ct418295488" text:id="ct418295488">
          <text:deletion>
            <office:change-info>
              <dc:creator>Tim Ward</dc:creator>
              <dc:date>2013-09-22T02:47:00</dc:date>
            </office:change-info>
            <text:p text:style-name="Body">communication protocols</text:p>
          </text:deletion>
        </text:changed-region>
        <text:changed-region xml:id="ct430368320" text:id="ct430368320">
          <text:insertion>
            <office:change-info>
              <dc:creator>Tim Ward</dc:creator>
              <dc:date>2013-09-22T02:47:00</dc:date>
            </office:change-info>
          </text:insertion>
        </text:changed-region>
        <text:changed-region xml:id="ct430368448" text:id="ct430368448">
          <text:deletion>
            <office:change-info>
              <dc:creator>Tim Ward</dc:creator>
              <dc:date>2013-09-22T02:47:00</dc:date>
            </office:change-info>
            <text:p text:style-name="Body">sends</text:p>
          </text:deletion>
        </text:changed-region>
        <text:changed-region xml:id="ct430445216" text:id="ct430445216">
          <text:insertion>
            <office:change-info>
              <dc:creator>Tim Ward</dc:creator>
              <dc:date>2013-09-22T02:47:00</dc:date>
            </office:change-info>
          </text:insertion>
        </text:changed-region>
        <text:changed-region xml:id="ct430445312" text:id="ct430445312">
          <text:deletion>
            <office:change-info>
              <dc:creator>Tim Ward</dc:creator>
              <dc:date>2013-09-22T02:47:00</dc:date>
            </office:change-info>
            <text:p text:style-name="Body">a message to a server</text:p>
          </text:deletion>
        </text:changed-region>
        <text:changed-region xml:id="ct418292704" text:id="ct418292704">
          <text:deletion>
            <office:change-info>
              <dc:creator>Tim Ward</dc:creator>
              <dc:date>2013-09-22T02:48:00</dc:date>
            </office:change-info>
            <text:p text:style-name="Body">the server to</text:p>
          </text:deletion>
        </text:changed-region>
        <text:changed-region xml:id="ct418292800" text:id="ct418292800">
          <text:insertion>
            <office:change-info>
              <dc:creator>Tim Ward</dc:creator>
              <dc:date>2013-09-22T02:48:00</dc:date>
            </office:change-info>
          </text:insertion>
        </text:changed-region>
        <text:changed-region xml:id="ct418292256" text:id="ct418292256">
          <text:deletion>
            <office:change-info>
              <dc:creator>Tim Ward</dc:creator>
              <dc:date>2013-09-22T02:48:00</dc:date>
            </office:change-info>
            <text:p text:style-name="Body">e</text:p>
          </text:deletion>
        </text:changed-region>
        <text:changed-region xml:id="ct418292352" text:id="ct418292352">
          <text:insertion>
            <office:change-info>
              <dc:creator>Tim Ward</dc:creator>
              <dc:date>2013-09-22T02:48:00</dc:date>
            </office:change-info>
          </text:insertion>
        </text:changed-region>
        <text:changed-region xml:id="ct430929408" text:id="ct430929408">
          <text:deletion>
            <office:change-info>
              <dc:creator>Tim Ward</dc:creator>
              <dc:date>2013-09-22T02:48:00</dc:date>
            </office:change-info>
            <text:p text:style-name="Body">the request</text:p>
          </text:deletion>
        </text:changed-region>
        <text:changed-region xml:id="ct430752656" text:id="ct430752656">
          <text:insertion>
            <office:change-info>
              <dc:creator>Tim Ward</dc:creator>
              <dc:date>2013-09-22T02:48:00</dc:date>
            </office:change-info>
          </text:insertion>
        </text:changed-region>
        <text:changed-region xml:id="ct430929504" text:id="ct430929504">
          <text:deletion>
            <office:change-info>
              <dc:creator>Tim Ward</dc:creator>
              <dc:date>2013-09-22T02:48:00</dc:date>
            </office:change-info>
            <text:p text:style-name="Body"><text:s/>a reply</text:p>
          </text:deletion>
        </text:changed-region>
        <text:changed-region xml:id="ct430727408" text:id="ct430727408">
          <text:deletion>
            <office:change-info>
              <dc:creator>Tim Ward</dc:creator>
              <dc:date>2013-09-22T02:48:00</dc:date>
            </office:change-info>
            <text:p text:style-name="Body">communications</text:p>
          </text:deletion>
        </text:changed-region>
        <text:changed-region xml:id="ct54205824" text:id="ct54205824">
          <text:insertion>
            <office:change-info>
              <dc:creator>Tim Ward</dc:creator>
              <dc:date>2013-09-22T02:48:00</dc:date>
            </office:change-info>
          </text:insertion>
        </text:changed-region>
        <text:changed-region xml:id="ct54205920" text:id="ct54205920">
          <text:insertion>
            <office:change-info>
              <dc:creator>Tim Ward</dc:creator>
              <dc:date>2013-09-22T02:49:00</dc:date>
            </office:change-info>
          </text:insertion>
        </text:changed-region>
        <text:changed-region xml:id="ct430473264" text:id="ct430473264">
          <text:deletion>
            <office:change-info>
              <dc:creator>Tim Ward</dc:creator>
              <dc:date>2013-09-22T02:49:00</dc:date>
            </office:change-info>
            <text:p text:style-name="Body">they</text:p>
          </text:deletion>
        </text:changed-region>
        <text:changed-region xml:id="ct417835312" text:id="ct417835312">
          <text:insertion>
            <office:change-info>
              <dc:creator>Tim Ward</dc:creator>
              <dc:date>2013-09-22T02:49:00</dc:date>
            </office:change-info>
          </text:insertion>
        </text:changed-region>
        <text:changed-region xml:id="ct430473360" text:id="ct430473360">
          <text:insertion>
            <office:change-info>
              <dc:creator>Tim Ward</dc:creator>
              <dc:date>2013-09-22T02:49:00</dc:date>
            </office:change-info>
          </text:insertion>
        </text:changed-region>
        <text:changed-region xml:id="ct430098080" text:id="ct430098080">
          <text:insertion>
            <office:change-info>
              <dc:creator>Tim Ward</dc:creator>
              <dc:date>2013-09-22T02:49:00</dc:date>
            </office:change-info>
          </text:insertion>
        </text:changed-region>
        <text:changed-region xml:id="ct418319328" text:id="ct418319328">
          <text:deletion>
            <office:change-info>
              <dc:creator>Tim Ward</dc:creator>
              <dc:date>2013-09-22T02:49:00</dc:date>
            </office:change-info>
            <text:p text:style-name="Body">communications protocols</text:p>
          </text:deletion>
        </text:changed-region>
        <text:changed-region xml:id="ct430873936" text:id="ct430873936">
          <text:deletion>
            <office:change-info>
              <dc:creator>Tim Ward</dc:creator>
              <dc:date>2013-09-22T02:52:00</dc:date>
            </office:change-info>
            <text:p text:style-name="Body">Another problem is the availability of the client and server programs in the first place. One or the other might not be available at the time communication is needed. For example, the server program could be down when the client tries to send a request message to it, or the client program could be down when the server program tries to send a reply. The client is then blocked until the server becomes available again, as is the server until the client becomes available again. A user may have to wait or come back later to submit the request. A good alternative, which is not available for synchronous communication protocols, is to have the system wait and send the request to the server as soon as it becomes available. The user can then continue processing other requests and come back later to receive the reply. </text:p>
            <text:p text:style-name="Body">When the client is unavailable to the server and the server is unable to reply, a similar set of problems arises for synchronous communications protocols. The reply may be lost if the server is unable to send it to the client, and the client may never receive a reply despite the fact that the server successfully processed the request. In this case the client doesn’t know whether or not the request actually executed, and whether or not to resubmit it. </text:p>
            <text:p text:style-name="Body">In the case of a network failure, a synchronous communication protocol has no way of letting either the client or the server know the state of a request. All it can do is report the network error, not what happened on either the client or the server. There’s no way to reliably know, in other words, whether the request failed to be executed due to a communications failure or a problem with the server. It may be ok for some applications to simply retry such a failed request, but when an application depends on a request being executed exactly once, there is really no way for synchronous communications to be programmed to always meet this common requirement (i.e. a share of stock should not be bought twice, or a deposit performed twice, or the same ticket sold to two customers). <text:s/></text:p>
            <text:p text:style-name="Body">Another problem area is load balancing. In synchronous communication protocols it’s possible to set up a pool of servers and threads to balance a request load, but since the load involves binding the client to the server, the system must provide a mechanism for binding a client to one of the servers in the pool. If the server maintains any state for the client, the system must also provide a way for the client to maintain a session with a particular server instance so that subsequent calls from the client are sent to the same server instance. </text:p>
            <text:p text:style-name="Body">Random selection is one technique that can be used to balance the load for synchronous communications, for example, but it can be more complex to reliably balance an overall application load across all servers than using an asynchronous protocol, especially given varying lengths of request processing time.</text:p>
          </text:deletion>
        </text:changed-region>
        <text:changed-region xml:id="ct430532224" text:id="ct430532224">
          <text:deletion>
            <office:change-info>
              <dc:creator>Tim Ward</dc:creator>
              <dc:date>2013-09-22T02:53:00</dc:date>
            </office:change-info>
            <text:p text:style-name="Body">communication protocols</text:p>
          </text:deletion>
        </text:changed-region>
        <text:changed-region xml:id="ct430473456" text:id="ct430473456">
          <text:insertion>
            <office:change-info>
              <dc:creator>Tim Ward</dc:creator>
              <dc:date>2013-09-22T02:53:00</dc:date>
            </office:change-info>
          </text:insertion>
        </text:changed-region>
        <text:changed-region xml:id="ct430266576" text:id="ct430266576">
          <text:deletion>
            <office:change-info>
              <dc:creator>Tim Ward</dc:creator>
              <dc:date>2013-09-22T02:54:00</dc:date>
            </office:change-info>
            <text:p text:style-name="Body">server</text:p>
          </text:deletion>
        </text:changed-region>
        <text:changed-region xml:id="ct417907856" text:id="ct417907856">
          <text:insertion>
            <office:change-info>
              <dc:creator>Tim Ward</dc:creator>
              <dc:date>2013-09-22T02:54:00</dc:date>
            </office:change-info>
          </text:insertion>
        </text:changed-region>
        <text:changed-region xml:id="ct430097040" text:id="ct430097040">
          <text:insertion>
            <office:change-info>
              <dc:creator>Tim Ward</dc:creator>
              <dc:date>2013-09-22T02:54:00</dc:date>
            </office:change-info>
          </text:insertion>
        </text:changed-region>
        <text:changed-region xml:id="ct430266672" text:id="ct430266672">
          <text:insertion>
            <office:change-info>
              <dc:creator>Tim Ward</dc:creator>
              <dc:date>2013-09-22T02:55:00</dc:date>
            </office:change-info>
          </text:insertion>
        </text:changed-region>
        <text:changed-region xml:id="ct430844016" text:id="ct430844016">
          <text:deletion>
            <office:change-info>
              <dc:creator>Tim Ward</dc:creator>
              <dc:date>2013-09-22T02:55:00</dc:date>
            </office:change-info>
            <text:p text:style-name="Body">in the order they arrive since there’s no way to predict or control request ordering)</text:p>
          </text:deletion>
        </text:changed-region>
        <text:changed-region xml:id="ct418009552" text:id="ct418009552">
          <text:deletion>
            <office:change-info>
              <dc:creator>Tim Ward</dc:creator>
              <dc:date>2013-09-22T02:55:00</dc:date>
            </office:change-info>
            <text:p text:style-name="Body">requests</text:p>
          </text:deletion>
        </text:changed-region>
        <text:changed-region xml:id="ct430266768" text:id="ct430266768">
          <text:insertion>
            <office:change-info>
              <dc:creator>Tim Ward</dc:creator>
              <dc:date>2013-09-22T02:55:00</dc:date>
            </office:change-info>
          </text:insertion>
        </text:changed-region>
        <text:changed-region xml:id="ct430171424" text:id="ct430171424">
          <text:insertion>
            <office:change-info>
              <dc:creator>Tim Ward</dc:creator>
              <dc:date>2013-09-22T02:55:00</dc:date>
            </office:change-info>
          </text:insertion>
        </text:changed-region>
        <text:changed-region xml:id="ct54142736" text:id="ct54142736">
          <text:insertion>
            <office:change-info>
              <dc:creator>Tim Ward</dc:creator>
              <dc:date>2013-09-22T02:56:00</dc:date>
            </office:change-info>
          </text:insertion>
        </text:changed-region>
        <text:changed-region xml:id="ct54047792" text:id="ct54047792">
          <text:deletion>
            <office:change-info>
              <dc:creator>Tim Ward</dc:creator>
              <dc:date>2013-09-22T02:57:00</dc:date>
            </office:change-info>
            <text:p text:style-name="Body"/>
            <text:h text:style-name="Heading_20_2" text:outline-level="2" text:is-list-header="true">Communicate using messages </text:h>
            <text:p text:style-name="Body">Instead of using the service interface model to define interactions between bundles (i.e. the export/import mechanism for sharing interface arguments) a given set of bundles could instead exchange information with another set of bundles using data items defined in a message. Data in a message does not have to be structured using an interface method with arguments – it can be structured according to binary, text, or XML, or can be untyped. It can be defined using a message type as well, which could be registered and discovered in a similar way that service interfaces as registered and discovered. Bundles communicating using messages could use a message-oriented API to send and receive messages, potentially using an intermediary such as a queue or other storage resource (persistent or volatile). </text:p>
          </text:deletion>
        </text:changed-region>
        <text:changed-region xml:id="ct430872640" text:id="ct430872640">
          <text:insertion>
            <office:change-info>
              <dc:creator>Tim Ward</dc:creator>
              <dc:date>2013-09-22T02:57:00</dc:date>
            </office:change-info>
          </text:insertion>
        </text:changed-region>
        <text:changed-region xml:id="ct430635024" text:id="ct430635024">
          <text:deletion>
            <office:change-info>
              <dc:creator>Tim Ward</dc:creator>
              <dc:date>2013-09-22T02:58:00</dc:date>
            </office:change-info>
            <text:p text:style-name="Body">message</text:p>
          </text:deletion>
        </text:changed-region>
        <text:changed-region xml:id="ct430635120" text:id="ct430635120">
          <text:insertion>
            <office:change-info>
              <dc:creator>Tim Ward</dc:creator>
              <dc:date>2013-09-22T02:58:00</dc:date>
            </office:change-info>
          </text:insertion>
        </text:changed-region>
        <text:changed-region xml:id="ct430635216" text:id="ct430635216">
          <text:deletion>
            <office:change-info>
              <dc:creator>Tim Ward</dc:creator>
              <dc:date>2013-09-22T02:58:00</dc:date>
            </office:change-info>
            <text:p text:style-name="Body">messaging</text:p>
          </text:deletion>
        </text:changed-region>
        <text:changed-region xml:id="ct430282080" text:id="ct430282080">
          <text:insertion>
            <office:change-info>
              <dc:creator>Tim Ward</dc:creator>
              <dc:date>2013-09-22T02:58:00</dc:date>
            </office:change-info>
          </text:insertion>
        </text:changed-region>
        <text:changed-region xml:id="ct430282176" text:id="ct430282176">
          <text:deletion>
            <office:change-info>
              <dc:creator>Tim Ward</dc:creator>
              <dc:date>2013-09-22T02:58:00</dc:date>
            </office:change-info>
            <text:p text:style-name="Body"><text:s/>APIs</text:p>
          </text:deletion>
        </text:changed-region>
        <text:changed-region xml:id="ct430450912" text:id="ct430450912">
          <text:deletion>
            <office:change-info>
              <dc:creator>Tim Ward</dc:creator>
              <dc:date>2013-09-22T02:58:00</dc:date>
            </office:change-info>
            <text:p text:style-name="Body">message</text:p>
          </text:deletion>
        </text:changed-region>
        <text:changed-region xml:id="ct430282272" text:id="ct430282272">
          <text:insertion>
            <office:change-info>
              <dc:creator>Tim Ward</dc:creator>
              <dc:date>2013-09-22T02:58:00</dc:date>
            </office:change-info>
          </text:insertion>
        </text:changed-region>
        <text:changed-region xml:id="ct54089424" text:id="ct54089424">
          <text:deletion>
            <office:change-info>
              <dc:creator>Tim Ward</dc:creator>
              <dc:date>2013-09-22T02:59:00</dc:date>
            </office:change-info>
            <text:p text:style-name="Body"/>
            <text:p text:style-name="Body">A pub-sub system has a receiving program subscribe to a particular communications channel and the sending program publishing a message to the channel (or topic). A broadcast system has a program sending a message to a list of recipients. </text:p>
          </text:deletion>
        </text:changed-region>
        <text:changed-region xml:id="ct430689472" text:id="ct430689472">
          <text:deletion>
            <office:change-info>
              <dc:creator>Tim Ward</dc:creator>
              <dc:date>2013-09-22T02:59:00</dc:date>
            </office:change-info>
            <text:p text:style-name="Body">communication</text:p>
          </text:deletion>
        </text:changed-region>
        <text:changed-region xml:id="ct417929552" text:id="ct417929552">
          <text:insertion>
            <office:change-info>
              <dc:creator>Tim Ward</dc:creator>
              <dc:date>2013-09-22T02:59:00</dc:date>
            </office:change-info>
          </text:insertion>
        </text:changed-region>
        <text:changed-region xml:id="ct417929648" text:id="ct417929648">
          <text:deletion>
            <office:change-info>
              <dc:creator>Tim Ward</dc:creator>
              <dc:date>2013-09-22T02:59:00</dc:date>
            </office:change-info>
            <text:p text:style-name="Body"><text:s/>protocol</text:p>
          </text:deletion>
        </text:changed-region>
        <text:changed-region xml:id="ct430501504" text:id="ct430501504">
          <text:insertion>
            <office:change-info>
              <dc:creator>Tim Ward</dc:creator>
              <dc:date>2013-09-22T02:59:00</dc:date>
            </office:change-info>
          </text:insertion>
        </text:changed-region>
        <text:changed-region xml:id="ct417929744" text:id="ct417929744">
          <text:insertion>
            <office:change-info>
              <dc:creator>Tim Ward</dc:creator>
              <dc:date>2013-09-22T03:00:00</dc:date>
            </office:change-info>
          </text:insertion>
        </text:changed-region>
        <text:changed-region xml:id="ct417678144" text:id="ct417678144">
          <text:deletion>
            <office:change-info>
              <dc:creator>Tim Ward</dc:creator>
              <dc:date>2013-09-22T03:00:00</dc:date>
            </office:change-info>
            <text:p text:style-name="Body"><text:s/>to publishing and consuming programs</text:p>
          </text:deletion>
        </text:changed-region>
        <text:changed-region xml:id="ct417766800" text:id="ct417766800">
          <text:deletion>
            <office:change-info>
              <dc:creator>Tim Ward</dc:creator>
              <dc:date>2013-09-22T03:00:00</dc:date>
            </office:change-info>
            <text:p text:style-name="Body">available </text:p>
          </text:deletion>
        </text:changed-region>
        <text:changed-region xml:id="ct417678240" text:id="ct417678240">
          <text:insertion>
            <office:change-info>
              <dc:creator>Tim Ward</dc:creator>
              <dc:date>2013-09-22T03:01:00</dc:date>
            </office:change-info>
          </text:insertion>
        </text:changed-region>
        <text:changed-region xml:id="ct417678336" text:id="ct417678336">
          <text:deletion>
            <office:change-info>
              <dc:creator>Tim Ward</dc:creator>
              <dc:date>2013-09-22T03:01:00</dc:date>
            </office:change-info>
            <text:p text:style-name="Body"><text:s/>during a given message communication pattern</text:p>
          </text:deletion>
        </text:changed-region>
        <text:changed-region xml:id="ct430238128" text:id="ct430238128">
          <text:deletion>
            <office:change-info>
              <dc:creator>Tim Ward</dc:creator>
              <dc:date>2013-09-22T03:01:00</dc:date>
            </office:change-info>
            <text:p text:style-name="Body">communications</text:p>
          </text:deletion>
        </text:changed-region>
        <text:changed-region xml:id="ct430895600" text:id="ct430895600">
          <text:insertion>
            <office:change-info>
              <dc:creator>Tim Ward</dc:creator>
              <dc:date>2013-09-22T03:01:00</dc:date>
            </office:change-info>
          </text:insertion>
        </text:changed-region>
        <text:changed-region xml:id="ct430895696" text:id="ct430895696">
          <text:deletion>
            <office:change-info>
              <dc:creator>Tim Ward</dc:creator>
              <dc:date>2013-09-22T03:02:00</dc:date>
            </office:change-info>
            <text:p text:style-name="Body">remote </text:p>
          </text:deletion>
        </text:changed-region>
        <text:changed-region xml:id="ct417914224" text:id="ct417914224">
          <text:insertion>
            <office:change-info>
              <dc:creator>Tim Ward</dc:creator>
              <dc:date>2013-09-22T03:02:00</dc:date>
            </office:change-info>
          </text:insertion>
        </text:changed-region>
        <text:changed-region xml:id="ct417947328" text:id="ct417947328">
          <text:deletion>
            <office:change-info>
              <dc:creator>Tim Ward</dc:creator>
              <dc:date>2013-09-22T03:03:00</dc:date>
            </office:change-info>
            <text:p text:style-name="Body">, and message-oriented communications</text:p>
          </text:deletion>
        </text:changed-region>
        <text:changed-region xml:id="ct430129568" text:id="ct430129568">
          <text:deletion>
            <office:change-info>
              <dc:creator>Tim Ward</dc:creator>
              <dc:date>2013-09-22T03:04:00</dc:date>
            </office:change-info>
            <text:list xml:id="list7041868560058353488" text:style-name="WW8Num16">
              <text:list-item>
                <text:p text:style-name="P1">Multipoint invocation - how a component may invoke multiple services with equivalent interfaces in a single call (sometimes referred to as scatter/gather style invocation), over a publish/subscribe messaging transport from a JMS provider, and returning a multivalued result. <text:s/>An important goal is to support this over arbitrary interfaces exposed by the invoked services, without imposing dependencies on the called components being developed specifically for this - ideally any Remote Service, but design issues may need to introduce interface constraints. <text:s/>One hypothetical approach could be to specify a client binding pattern which defines and registers derived service interfaces with multivalue return types with collection generics, and uses service metadata properties to define policies like completion timeouts, etc.</text:p>
              </text:list-item>
            </text:list>
          </text:deletion>
        </text:changed-region>
        <text:changed-region xml:id="ct430942464" text:id="ct430942464">
          <text:deletion>
            <office:change-info>
              <dc:creator>Tim Ward</dc:creator>
              <dc:date>2013-09-22T03:04:00</dc:date>
            </office:change-info>
            <text:p text:style-name="Body">communications protocols</text:p>
          </text:deletion>
        </text:changed-region>
        <text:changed-region xml:id="ct429940512" text:id="ct429940512">
          <text:insertion>
            <office:change-info>
              <dc:creator>Tim Ward</dc:creator>
              <dc:date>2013-09-22T03:04:00</dc:date>
            </office:change-info>
          </text:insertion>
        </text:changed-region>
        <text:changed-region xml:id="ct418274304" text:id="ct418274304">
          <text:deletion>
            <office:change-info>
              <dc:creator>Tim Ward</dc:creator>
              <dc:date>2013-09-22T03:04:00</dc:date>
            </office:change-info>
            <text:p text:style-name="Body">are</text:p>
          </text:deletion>
        </text:changed-region>
        <text:changed-region xml:id="ct418274400" text:id="ct418274400">
          <text:insertion>
            <office:change-info>
              <dc:creator>Tim Ward</dc:creator>
              <dc:date>2013-09-22T03:04:00</dc:date>
            </office:change-info>
          </text:insertion>
        </text:changed-region>
        <text:changed-region xml:id="ct418304528" text:id="ct418304528">
          <text:deletion>
            <office:change-info>
              <dc:creator>Tim Ward</dc:creator>
              <dc:date>2013-09-22T03:05:00</dc:date>
            </office:change-info>
            <text:p text:style-name="Body">persists</text:p>
          </text:deletion>
        </text:changed-region>
        <text:changed-region xml:id="ct418304624" text:id="ct418304624">
          <text:insertion>
            <office:change-info>
              <dc:creator>Tim Ward</dc:creator>
              <dc:date>2013-09-22T03:05:00</dc:date>
            </office:change-info>
          </text:insertion>
        </text:changed-region>
        <text:changed-region xml:id="ct418304720" text:id="ct418304720">
          <text:insertion>
            <office:change-info>
              <dc:creator>Tim Ward</dc:creator>
              <dc:date>2013-09-22T03:10:00</dc:date>
            </office:change-info>
          </text:insertion>
        </text:changed-region>
        <text:changed-region xml:id="ct418303264" text:id="ct418303264">
          <text:insertion>
            <office:change-info>
              <dc:creator>Tim Ward</dc:creator>
              <dc:date>2013-09-22T03:17:00</dc:date>
            </office:change-info>
          </text:insertion>
        </text:changed-region>
        <text:changed-region xml:id="ct430731648" text:id="ct430731648">
          <text:insertion>
            <office:change-info>
              <dc:creator>Tim Ward</dc:creator>
              <dc:date>2013-09-22T03:13:00</dc:date>
            </office:change-info>
          </text:insertion>
        </text:changed-region>
        <text:changed-region xml:id="ct418278896" text:id="ct418278896">
          <text:insertion>
            <office:change-info>
              <dc:creator>Tim Ward</dc:creator>
              <dc:date>2013-09-22T03:14:00</dc:date>
            </office:change-info>
          </text:insertion>
        </text:changed-region>
        <text:changed-region xml:id="ct418281616" text:id="ct418281616">
          <text:insertion>
            <office:change-info>
              <dc:creator>Tim Ward</dc:creator>
              <dc:date>2013-09-22T03:15:00</dc:date>
            </office:change-info>
          </text:insertion>
        </text:changed-region>
        <text:changed-region xml:id="ct418306272" text:id="ct418306272">
          <text:insertion>
            <office:change-info>
              <dc:creator>Tim Ward</dc:creator>
              <dc:date>2013-09-22T03:16:00</dc:date>
            </office:change-info>
          </text:insertion>
        </text:changed-region>
        <text:changed-region xml:id="ct418306832" text:id="ct418306832">
          <text:insertion>
            <office:change-info>
              <dc:creator>Tim Ward</dc:creator>
              <dc:date>2013-09-22T03:17:00</dc:date>
            </office:change-info>
          </text:insertion>
        </text:changed-region>
        <text:changed-region xml:id="ct430550576" text:id="ct430550576">
          <text:insertion>
            <office:change-info>
              <dc:creator>Tim Ward</dc:creator>
              <dc:date>2013-09-22T03:11:00</dc:date>
            </office:change-info>
          </text:insertion>
        </text:changed-region>
        <text:changed-region xml:id="ct430550784" text:id="ct430550784">
          <text:deletion>
            <office:change-info>
              <dc:creator>Tim Ward</dc:creator>
              <dc:date>2013-09-22T03:06:00</dc:date>
            </office:change-info>
            <text:p text:style-name="Body">5. Data to be shared among multiple applications across different company divisions has to conform to a common schema or type system compatible with Java programs. Messages to be serialized for use with asynchronous protocols can be based on Java data types within interface definitions to simplify the task. <text:s/></text:p>
          </text:deletion>
        </text:changed-region>
        <text:changed-region xml:id="ct418359744" text:id="ct418359744">
          <text:deletion>
            <office:change-info>
              <dc:creator>Tim Ward</dc:creator>
              <dc:date>2013-09-22T03:08:00</dc:date>
            </office:change-info>
            <text:p text:style-name="Body">6. Data to be shared among multiple applications across different company divisions has to be abstract from any specific language or set of data types since the different applications use different languages and technologies. Messages to be serialized are based on an independent schema type (such as XML) or even on untyped data that is packed and unpacked by the application programs. </text:p>
          </text:deletion>
        </text:changed-region>
        <text:changed-region xml:id="ct418090272" text:id="ct418090272">
          <text:insertion>
            <office:change-info>
              <dc:creator>Tim Ward</dc:creator>
              <dc:date>2013-09-22T03:17:00</dc:date>
            </office:change-info>
          </text:insertion>
        </text:changed-region>
        <text:changed-region xml:id="ct418090368" text:id="ct418090368">
          <text:deletion>
            <office:change-info>
              <dc:creator>Tim Ward</dc:creator>
              <dc:date>2013-09-22T03:17:00</dc:date>
            </office:change-info>
            <text:p text:style-name="Body">7</text:p>
          </text:deletion>
        </text:changed-region>
        <text:changed-region xml:id="ct418031680" text:id="ct418031680">
          <text:deletion>
            <office:change-info>
              <dc:creator>Tim Ward</dc:creator>
              <dc:date>2013-09-22T03:22:00</dc:date>
            </office:change-info>
            <text:p text:style-name="P2">The solution MUST provide support for OSGi service consumers wishing to invoke aAS01 – </text:p>
          </text:deletion>
        </text:changed-region>
        <text:changed-region xml:id="ct418031584" text:id="ct418031584">
          <text:deletion>
            <office:change-info>
              <dc:creator>Tim Ward</dc:creator>
              <dc:date>2013-09-22T03:18:00</dc:date>
            </office:change-info>
            <text:p text:style-name="P2">n </text:p>
          </text:deletion>
        </text:changed-region>
        <text:changed-region xml:id="ct418031488" text:id="ct418031488">
          <text:deletion>
            <office:change-info>
              <dc:creator>Tim Ward</dc:creator>
              <dc:date>2013-09-22T03:22:00</dc:date>
            </office:change-info>
            <text:p text:style-name="P2">OSGi service </text:p>
          </text:deletion>
        </text:changed-region>
        <text:changed-region xml:id="ct54209264" text:id="ct54209264">
          <text:deletion>
            <office:change-info>
              <dc:creator>Tim Ward</dc:creator>
              <dc:date>2013-09-22T03:19:00</dc:date>
            </office:change-info>
            <text:p text:style-name="P2">using an</text:p>
          </text:deletion>
        </text:changed-region>
        <text:changed-region xml:id="ct417937584" text:id="ct417937584">
          <text:deletion>
            <office:change-info>
              <dc:creator>Tim Ward</dc:creator>
              <dc:date>2013-09-22T03:22:00</dc:date>
            </office:change-info>
            <text:p text:style-name="P2"><text:s/>asynchronous</text:p>
          </text:deletion>
        </text:changed-region>
        <text:changed-region xml:id="ct430497920" text:id="ct430497920">
          <text:deletion>
            <office:change-info>
              <dc:creator>Tim Ward</dc:creator>
              <dc:date>2013-09-22T03:19:00</dc:date>
            </office:change-info>
            <text:p text:style-name="P2"><text:s/>API</text:p>
          </text:deletion>
        </text:changed-region>
        <text:changed-region xml:id="ct430497824" text:id="ct430497824">
          <text:deletion>
            <office:change-info>
              <dc:creator>Tim Ward</dc:creator>
              <dc:date>2013-09-22T03:22:00</dc:date>
            </office:change-info>
            <text:p text:style-name="P2">, where the invocation returns quickly and a return value can be obtained later.</text:p>
          </text:deletion>
        </text:changed-region>
        <text:changed-region xml:id="ct430870496" text:id="ct430870496">
          <text:insertion>
            <office:change-info>
              <dc:creator>David Bosschaert</dc:creator>
              <dc:date>2010-03-11T11:04:00</dc:date>
            </office:change-info>
          </text:insertion>
        </text:changed-region>
        <text:changed-region xml:id="ct417534288" text:id="ct417534288">
          <text:insertion>
            <office:change-info>
              <dc:creator>Tim Ward</dc:creator>
              <dc:date>2013-09-22T03:21:00</dc:date>
            </office:change-info>
          </text:insertion>
        </text:changed-region>
        <text:changed-region xml:id="ct430560512" text:id="ct430560512">
          <text:deletion>
            <office:change-info>
              <dc:creator>Tim Ward</dc:creator>
              <dc:date>2013-09-22T03:21:00</dc:date>
            </office:change-info>
            <text:p text:style-name="P2">2</text:p>
          </text:deletion>
        </text:changed-region>
        <text:changed-region xml:id="ct430918816" text:id="ct430918816">
          <text:insertion>
            <office:change-info>
              <dc:creator>David Bosschaert</dc:creator>
              <dc:date>2010-03-11T11:04:00</dc:date>
            </office:change-info>
          </text:insertion>
        </text:changed-region>
        <text:changed-region xml:id="ct430870592" text:id="ct430870592">
          <text:deletion>
            <office:change-info>
              <dc:creator>Tim Ward</dc:creator>
              <dc:date>2013-09-22T03:19:00</dc:date>
            </office:change-info>
            <text:p text:style-name="P2">signature</text:p>
          </text:deletion>
        </text:changed-region>
        <text:changed-region xml:id="ct54226928" text:id="ct54226928">
          <text:insertion>
            <office:change-info>
              <dc:creator>Tim Ward</dc:creator>
              <dc:date>2013-09-22T03:19:00</dc:date>
            </office:change-info>
          </text:insertion>
        </text:changed-region>
        <text:changed-region xml:id="ct430870688" text:id="ct430870688">
          <text:insertion>
            <office:change-info>
              <dc:creator>David Bosschaert</dc:creator>
              <dc:date>2010-03-11T11:04:00</dc:date>
            </office:change-info>
          </text:insertion>
        </text:changed-region>
        <text:changed-region xml:id="ct417547664" text:id="ct417547664">
          <text:deletion>
            <office:change-info>
              <dc:creator>Tim Ward</dc:creator>
              <dc:date>2013-09-22T03:20:00</dc:date>
            </office:change-info>
            <text:p text:style-name="P2">the</text:p>
          </text:deletion>
        </text:changed-region>
        <text:changed-region xml:id="ct430185744" text:id="ct430185744">
          <text:insertion>
            <office:change-info>
              <dc:creator>Tim Ward</dc:creator>
              <dc:date>2013-09-22T03:20:00</dc:date>
            </office:change-info>
          </text:insertion>
        </text:changed-region>
        <text:changed-region xml:id="ct54158672" text:id="ct54158672">
          <text:insertion>
            <office:change-info>
              <dc:creator>David Bosschaert</dc:creator>
              <dc:date>2010-03-11T11:04:00</dc:date>
            </office:change-info>
          </text:insertion>
        </text:changed-region>
        <text:changed-region xml:id="ct430695392" text:id="ct430695392">
          <text:deletion>
            <office:change-info>
              <dc:creator>Tim Ward</dc:creator>
              <dc:date>2013-09-22T03:20:00</dc:date>
            </office:change-info>
            <text:p text:style-name="P2">API</text:p>
          </text:deletion>
        </text:changed-region>
        <text:changed-region xml:id="ct430637808" text:id="ct430637808">
          <text:insertion>
            <office:change-info>
              <dc:creator>Tim Ward</dc:creator>
              <dc:date>2013-09-22T03:20:00</dc:date>
            </office:change-info>
          </text:insertion>
        </text:changed-region>
        <text:changed-region xml:id="ct54158768" text:id="ct54158768">
          <text:insertion>
            <office:change-info>
              <dc:creator>Tim Ward</dc:creator>
              <dc:date>2013-09-22T03:21:00</dc:date>
            </office:change-info>
          </text:insertion>
        </text:changed-region>
        <text:changed-region xml:id="ct54158864" text:id="ct54158864">
          <text:insertion>
            <office:change-info>
              <dc:creator>Tim Ward</dc:creator>
              <dc:date>2013-09-22T03:22:00</dc:date>
            </office:change-info>
          </text:insertion>
        </text:changed-region>
        <text:changed-region xml:id="ct417683120" text:id="ct417683120">
          <text:deletion>
            <office:change-info>
              <dc:creator>Tim Ward</dc:creator>
              <dc:date>2013-09-22T03:22:00</dc:date>
            </office:change-info>
            <text:p text:style-name="P2">.</text:p>
          </text:deletion>
        </text:changed-region>
        <text:changed-region xml:id="ct430209936" text:id="ct430209936">
          <text:insertion>
            <office:change-info>
              <dc:creator>Tim Ward</dc:creator>
              <dc:date>2013-09-22T03:22:00</dc:date>
            </office:change-info>
          </text:insertion>
        </text:changed-region>
        <text:changed-region xml:id="ct54069904" text:id="ct54069904">
          <text:insertion>
            <office:change-info>
              <dc:creator>David Bosschaert</dc:creator>
              <dc:date>2010-03-11T11:04:00</dc:date>
            </office:change-info>
          </text:insertion>
        </text:changed-region>
        <text:changed-region xml:id="ct417378544" text:id="ct417378544">
          <text:deletion>
            <office:change-info>
              <dc:creator>Tim Ward</dc:creator>
              <dc:date>2013-09-22T03:22:00</dc:date>
            </office:change-info>
            <text:p text:style-name="P2">AS03 – The solution MUST support the asynchronous client-side behaviour on existing OSGi services, which themselves may be implemented in a synchronous fashion.</text:p>
          </text:deletion>
        </text:changed-region>
        <text:changed-region xml:id="ct417414944" text:id="ct417414944">
          <text:insertion>
            <office:change-info>
              <dc:creator>David Bosschaert</dc:creator>
              <dc:date>2010-03-11T11:04:00</dc:date>
            </office:change-info>
          </text:insertion>
        </text:changed-region>
        <text:changed-region xml:id="ct417415040" text:id="ct417415040">
          <text:insertion>
            <office:change-info>
              <dc:creator>Tim Ward</dc:creator>
              <dc:date>2013-09-22T03:22:00</dc:date>
            </office:change-info>
          </text:insertion>
        </text:changed-region>
        <text:changed-region xml:id="ct54043136" text:id="ct54043136">
          <text:deletion>
            <office:change-info>
              <dc:creator>Tim Ward</dc:creator>
              <dc:date>2013-09-22T03:22:00</dc:date>
            </office:change-info>
            <text:p text:style-name="P2">4</text:p>
          </text:deletion>
        </text:changed-region>
        <text:changed-region xml:id="ct54210432" text:id="ct54210432">
          <text:insertion>
            <office:change-info>
              <dc:creator>David Bosschaert</dc:creator>
              <dc:date>2010-03-11T11:04:00</dc:date>
            </office:change-info>
          </text:insertion>
        </text:changed-region>
        <text:changed-region xml:id="ct417415136" text:id="ct417415136">
          <text:insertion>
            <office:change-info>
              <dc:creator>Tim Ward</dc:creator>
              <dc:date>2013-09-22T03:33:00</dc:date>
            </office:change-info>
          </text:insertion>
        </text:changed-region>
        <text:changed-region xml:id="ct430496896" text:id="ct430496896">
          <text:insertion>
            <office:change-info>
              <dc:creator>Tim Ward</dc:creator>
              <dc:date>2013-09-22T03:24:00</dc:date>
            </office:change-info>
          </text:insertion>
        </text:changed-region>
        <text:changed-region xml:id="ct417666416" text:id="ct417666416">
          <text:deletion>
            <office:change-info>
              <dc:creator>Tim Ward</dc:creator>
              <dc:date>2013-09-22T03:24:00</dc:date>
            </office:change-info>
            <text:p text:style-name="P2">a</text:p>
          </text:deletion>
        </text:changed-region>
        <text:changed-region xml:id="ct418174304" text:id="ct418174304">
          <text:insertion>
            <office:change-info>
              <dc:creator>David Bosschaert</dc:creator>
              <dc:date>2010-03-11T11:04:00</dc:date>
            </office:change-info>
          </text:insertion>
        </text:changed-region>
        <text:changed-region xml:id="ct418174400" text:id="ct418174400">
          <text:insertion>
            <office:change-info>
              <dc:creator>Tim Ward</dc:creator>
              <dc:date>2013-09-22T03:23:00</dc:date>
            </office:change-info>
          </text:insertion>
        </text:changed-region>
        <text:changed-region xml:id="ct53788304" text:id="ct53788304">
          <text:insertion>
            <office:change-info>
              <dc:creator>Tim Ward</dc:creator>
              <dc:date>2013-09-22T03:24:00</dc:date>
            </office:change-info>
          </text:insertion>
        </text:changed-region>
        <text:changed-region xml:id="ct418174496" text:id="ct418174496">
          <text:deletion>
            <office:change-info>
              <dc:creator>Tim Ward</dc:creator>
              <dc:date>2013-09-22T03:23:00</dc:date>
            </office:change-info>
            <text:p text:style-name="P2"><text:s/>to be</text:p>
          </text:deletion>
        </text:changed-region>
        <text:changed-region xml:id="ct54133344" text:id="ct54133344">
          <text:insertion>
            <office:change-info>
              <dc:creator>David Bosschaert</dc:creator>
              <dc:date>2010-03-11T11:04:00</dc:date>
            </office:change-info>
          </text:insertion>
        </text:changed-region>
        <text:changed-region xml:id="ct430630304" text:id="ct430630304">
          <text:deletion>
            <office:change-info>
              <dc:creator>Tim Ward</dc:creator>
              <dc:date>2013-09-22T03:24:00</dc:date>
            </office:change-info>
            <text:p text:style-name="P2">client-side </text:p>
          </text:deletion>
        </text:changed-region>
        <text:changed-region xml:id="ct54043856" text:id="ct54043856">
          <text:insertion>
            <office:change-info>
              <dc:creator>David Bosschaert</dc:creator>
              <dc:date>2010-03-11T11:04:00</dc:date>
            </office:change-info>
          </text:insertion>
        </text:changed-region>
        <text:changed-region xml:id="ct430899968" text:id="ct430899968">
          <text:deletion>
            <office:change-info>
              <dc:creator>Tim Ward</dc:creator>
              <dc:date>2013-09-22T03:25:00</dc:date>
            </office:change-info>
            <text:p text:style-name="P2">its</text:p>
          </text:deletion>
        </text:changed-region>
        <text:changed-region xml:id="ct430900064" text:id="ct430900064">
          <text:insertion>
            <office:change-info>
              <dc:creator>Tim Ward</dc:creator>
              <dc:date>2013-09-22T03:25:00</dc:date>
            </office:change-info>
          </text:insertion>
        </text:changed-region>
        <text:changed-region xml:id="ct430900160" text:id="ct430900160">
          <text:insertion>
            <office:change-info>
              <dc:creator>David Bosschaert</dc:creator>
              <dc:date>2010-03-11T11:04:00</dc:date>
            </office:change-info>
          </text:insertion>
        </text:changed-region>
        <text:changed-region xml:id="ct417686224" text:id="ct417686224">
          <text:insertion>
            <office:change-info>
              <dc:creator>Tim Ward</dc:creator>
              <dc:date>2013-09-22T03:25:00</dc:date>
            </office:change-info>
          </text:insertion>
        </text:changed-region>
        <text:changed-region xml:id="ct430401936" text:id="ct430401936">
          <text:insertion>
            <office:change-info>
              <dc:creator>David Bosschaert</dc:creator>
              <dc:date>2010-03-11T11:04:00</dc:date>
            </office:change-info>
          </text:insertion>
        </text:changed-region>
        <text:changed-region xml:id="ct53784224" text:id="ct53784224">
          <text:insertion>
            <office:change-info>
              <dc:creator>Tim Ward</dc:creator>
              <dc:date>2013-09-22T03:25:00</dc:date>
            </office:change-info>
          </text:insertion>
        </text:changed-region>
        <text:changed-region xml:id="ct430401600" text:id="ct430401600">
          <text:deletion>
            <office:change-info>
              <dc:creator>Tim Ward</dc:creator>
              <dc:date>2013-09-22T03:25:00</dc:date>
            </office:change-info>
            <text:p text:style-name="P2">5</text:p>
          </text:deletion>
        </text:changed-region>
        <text:changed-region xml:id="ct430276928" text:id="ct430276928">
          <text:insertion>
            <office:change-info>
              <dc:creator>David Bosschaert</dc:creator>
              <dc:date>2010-03-11T11:04:00</dc:date>
            </office:change-info>
          </text:insertion>
        </text:changed-region>
        <text:changed-region xml:id="ct430539760" text:id="ct430539760">
          <text:insertion>
            <office:change-info>
              <dc:creator>David Bosschaert</dc:creator>
              <dc:date>2010-03-11T11:27:00</dc:date>
            </office:change-info>
          </text:insertion>
        </text:changed-region>
        <text:changed-region xml:id="ct417376848" text:id="ct417376848">
          <text:insertion>
            <office:change-info>
              <dc:creator>David Bosschaert</dc:creator>
              <dc:date>2010-03-11T11:04:00</dc:date>
            </office:change-info>
          </text:insertion>
        </text:changed-region>
        <text:changed-region xml:id="ct430500080" text:id="ct430500080">
          <text:insertion>
            <office:change-info>
              <dc:creator>Tim Ward</dc:creator>
              <dc:date>2013-09-22T03:26:00</dc:date>
            </office:change-info>
          </text:insertion>
        </text:changed-region>
        <text:changed-region xml:id="ct430401696" text:id="ct430401696">
          <text:deletion>
            <office:change-info>
              <dc:creator>Tim Ward</dc:creator>
              <dc:date>2013-09-22T03:26:00</dc:date>
            </office:change-info>
            <text:p text:style-name="P2">6</text:p>
          </text:deletion>
        </text:changed-region>
        <text:changed-region xml:id="ct430737440" text:id="ct430737440">
          <text:insertion>
            <office:change-info>
              <dc:creator>David Bosschaert</dc:creator>
              <dc:date>2010-03-11T11:04:00</dc:date>
            </office:change-info>
          </text:insertion>
        </text:changed-region>
        <text:changed-region xml:id="ct430401792" text:id="ct430401792">
          <text:insertion>
            <office:change-info>
              <dc:creator>Tim Ward</dc:creator>
              <dc:date>2013-09-22T03:25:00</dc:date>
            </office:change-info>
          </text:insertion>
        </text:changed-region>
        <text:changed-region xml:id="ct54060736" text:id="ct54060736">
          <text:insertion>
            <office:change-info>
              <dc:creator>Tim Ward</dc:creator>
              <dc:date>2013-09-22T03:26:00</dc:date>
            </office:change-info>
          </text:insertion>
        </text:changed-region>
        <text:changed-region xml:id="ct417917680" text:id="ct417917680">
          <text:insertion>
            <office:change-info>
              <dc:creator>Tim Ward</dc:creator>
              <dc:date>2013-09-22T03:27:00</dc:date>
            </office:change-info>
          </text:insertion>
        </text:changed-region>
        <text:changed-region xml:id="ct430896800" text:id="ct430896800">
          <text:insertion>
            <office:change-info>
              <dc:creator>Tim Ward</dc:creator>
              <dc:date>2013-09-22T03:28:00</dc:date>
            </office:change-info>
          </text:insertion>
        </text:changed-region>
        <text:changed-region xml:id="ct430179408" text:id="ct430179408">
          <text:insertion>
            <office:change-info>
              <dc:creator>Tim Ward</dc:creator>
              <dc:date>2013-09-22T03:29:00</dc:date>
            </office:change-info>
          </text:insertion>
        </text:changed-region>
        <text:changed-region xml:id="ct430435472" text:id="ct430435472">
          <text:insertion>
            <office:change-info>
              <dc:creator>David Bosschaert</dc:creator>
              <dc:date>2010-03-11T11:04:00</dc:date>
            </office:change-info>
          </text:insertion>
        </text:changed-region>
        <text:changed-region xml:id="ct54144304" text:id="ct54144304">
          <text:insertion>
            <office:change-info>
              <dc:creator>David Bosschaert</dc:creator>
              <dc:date>2010-03-11T11:25:00</dc:date>
            </office:change-info>
          </text:insertion>
        </text:changed-region>
        <text:changed-region xml:id="ct430896896" text:id="ct430896896">
          <text:insertion>
            <office:change-info>
              <dc:creator>David Bosschaert</dc:creator>
              <dc:date>2010-03-11T11:03:00</dc:date>
            </office:change-info>
          </text:insertion>
        </text:changed-region>
        <text:changed-region xml:id="ct54048800" text:id="ct54048800">
          <text:insertion>
            <office:change-info>
              <dc:creator>Tim Ward</dc:creator>
              <dc:date>2013-09-22T03:29:00</dc:date>
            </office:change-info>
          </text:insertion>
        </text:changed-region>
        <text:changed-region xml:id="ct430896992" text:id="ct430896992">
          <text:insertion>
            <office:change-info>
              <dc:creator>Tim Ward</dc:creator>
              <dc:date>2013-09-22T03:30:00</dc:date>
            </office:change-info>
          </text:insertion>
        </text:changed-region>
        <text:changed-region xml:id="ct430844240" text:id="ct430844240">
          <text:insertion>
            <office:change-info>
              <dc:creator>David Bosschaert</dc:creator>
              <dc:date>2010-03-11T11:03:00</dc:date>
            </office:change-info>
          </text:insertion>
        </text:changed-region>
        <text:changed-region xml:id="ct417945296" text:id="ct417945296">
          <text:deletion>
            <office:change-info>
              <dc:creator>David Bosschaert</dc:creator>
              <dc:date>2010-03-11T11:26:00</dc:date>
            </office:change-info>
            <text:p text:style-name="P2">AS01 – The solution MUST support asynchronous invocation of any Remote Service, without additional requirements imposed on the service executable. <text:s/>It MUST support alternate synchronous and asynchronous invocations of the same deployed service.</text:p>
            <text:p text:style-name="P2">AS02 – The solution SHOULD support multipoint invocation of the broadest possible domain of Remote Service interface types, ideally any Remote Service interface. <text:s/>It MUST support alternate single and multipoint invocations of the same service.</text:p>
            <text:p text:style-name="P2">AS03 – The solution SHOULD include support for asynchronous invocation of local OSGi services, if desirable for consistency of programming model.</text:p>
          </text:deletion>
        </text:changed-region>
        <text:changed-region xml:id="ct418317344" text:id="ct418317344">
          <text:insertion>
            <office:change-info>
              <dc:creator>Tim Ward</dc:creator>
              <dc:date>2013-09-22T03:31:00</dc:date>
            </office:change-info>
          </text:insertion>
        </text:changed-region>
        <text:changed-region xml:id="ct417550960" text:id="ct417550960">
          <text:insertion>
            <office:change-info>
              <dc:creator>Tim Ward</dc:creator>
              <dc:date>2013-09-22T03:31:00</dc:date>
            </office:change-info>
          </text:insertion>
        </text:changed-region>
        <text:changed-region xml:id="ct430280400" text:id="ct430280400">
          <text:deletion>
            <office:change-info>
              <dc:creator>Tim Ward</dc:creator>
              <dc:date>2013-09-22T03:31:00</dc:date>
            </office:change-info>
            <text:p text:style-name="P3">4. </text:p>
          </text:deletion>
        </text:changed-region>
        <text:changed-region xml:id="ct430415584" text:id="ct430415584">
          <text:deletion>
            <office:change-info>
              <dc:creator>Tim Ward</dc:creator>
              <dc:date>2013-09-22T03:10:00</dc:date>
            </office:change-info>
            <text:p text:style-name="P3">4. </text:p>
          </text:deletion>
        </text:changed-region>
        <text:changed-region xml:id="ct430638640" text:id="ct430638640">
          <text:insertion>
            <office:change-info>
              <dc:creator>Tim Ward</dc:creator>
              <dc:date>2013-09-22T0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2" draw:name="graphics1" text:anchor-type="paragraph" svg:width="17.78cm" svg:height="7.893cm" draw:z-index="11"><draw:image xlink:href="Pictures/1000020100000427000001D8328612BC.png" xlink:type="simple" xlink:show="embed" xlink:actuate="onLoad"/></draw:frame> </text:p>
      <text:p text:style-name="Document_20_Title"><text:user-defined style:data-style-name="N0" text:name="RFP Title">RFP 132 – Asynchronous Services</text:user-defined></text:p>
      <text:p text:style-name="Document_20_Title"><text:span text:style-name="T1">Draft<text:line-break/><text:line-break/></text:span><text:span text:style-name="T1"><text:page-count style:num-format="1">12</text:page-count></text:span><text:span text:style-name="T1"> Pages</text:span></text:p>
      <text:p text:style-name="P24"/>
      <text:p text:style-name="P17">Abstract</text:p>
      <text:p text:style-name="P18">The original requirements document for Distributed OSGi, RFP 88, included a requirement to support asynchronous communication protocols. This was deferred to the next release due to time constraints. However, this remains a significant requirement for enterprise applications using the OSGi Framework, especially to address application requirements for loose coupling, scalability, and reliability. <text:s/>This document expands on the requirements for asynchronous OSGi Services and how they would be added to the OSGi Framework. Asynchronous Services are expected to be a very elegant way to fit asynchronous distributed computing into the OSGi programming model.</text:p>
      <text:h text:style-name="P28" text:outline-level="1" text:restart-numbering="true" text:start-value="-1">Document Information</text:h>
      <text:h text:style-name="P33" text:outline-level="2">License</text:h>
      <text:p text:style-name="P7">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33"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3" text:outline-level="2">Feedback</text:h>
      <text:p text:style-name="Standard"><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text:span><text:a xlink:type="simple" xlink:href="https://www.osgi.org/bugzilla/"><text:span text:style-name="T3">https://www.osgi.org/bugzilla/</text:span></text:a><text:span text:style-name="T3">.</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9">0 Document Information<text:tab/>2</text:p>
          <text:p text:style-name="P26">0.1 License<text:tab/>2</text:p>
          <text:p text:style-name="P26">0.2 Trademarks<text:tab/>3</text:p>
          <text:p text:style-name="P26">0.3 Feedback<text:tab/>3</text:p>
          <text:p text:style-name="P26">0.4 Table of Contents<text:tab/>3</text:p>
          <text:p text:style-name="P26">0.5 Terminology and Document Conventions<text:tab/>4</text:p>
          <text:p text:style-name="P26">0.6 Revision History<text:tab/>4</text:p>
          <text:p text:style-name="P29">1 Introduction<text:tab/>4</text:p>
          <text:p text:style-name="P29">2 Application Domain<text:tab/>6</text:p>
          <text:p text:style-name="P26"><text:s/>Communicate using messages <text:tab/>8</text:p>
          <text:p text:style-name="P26">2.1 Asynchronous programming models<text:tab/>8</text:p>
          <text:p text:style-name="P26">2.2 Mixture of programming models<text:tab/>8</text:p>
          <text:p text:style-name="P26">2.3 Terminology + Abbreviations<text:tab/>9</text:p>
          <text:p text:style-name="P29">3 Problem Description<text:tab/>9</text:p>
          <text:p text:style-name="P26">3.1 Asynchronous Services<text:tab/>9</text:p>
          <text:p text:style-name="P29">4 Use Cases<text:tab/>9</text:p>
          <text:p text:style-name="P29">5 Requirements<text:tab/>10</text:p>
          <text:p text:style-name="P29">6 Document Support<text:tab/>11</text:p>
          <text:p text:style-name="P26">6.1 References<text:tab/>11</text:p>
          <text:p text:style-name="P26">6.2 Author’s Address<text:tab/>12</text:p>
          <text:p text:style-name="P26"><text:soft-page-break/>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15">Initial</text:p>
          </table:table-cell>
          <table:table-cell table:style-name="Table1.A1" office:value-type="string">
            <text:p text:style-name="P23">January 2010</text:p>
          </table:table-cell>
          <table:table-cell table:style-name="Table1.C1" office:value-type="string">
            <text:p text:style-name="P23">David Bosschaert (<text:a xlink:type="simple" xlink:href="mailto:david.bosschaert@progress.com">david.bosschaert@progress.com</text:a>)</text:p>
            <text:p text:style-name="P23">Separated Aysnc Services from the general asynchronous communications RFP 124.</text:p>
          </table:table-cell>
        </table:table-row>
        <table:table-row table:style-name="Table1.2">
          <table:table-cell table:style-name="Table1.A3" office:value-type="float" office:value="0.1">
            <text:p text:style-name="P15"><text:change-start text:change-id="ct430110880"/>0.1<text:change-end text:change-id="ct430110880"/></text:p>
          </table:table-cell>
          <table:table-cell table:style-name="Table1.B3" office:value-type="string">
            <text:p text:style-name="P23"><text:change-start text:change-id="ct417562288"/>March 11<text:span text:style-name="T6">th</text:span>, 2010<text:change-end text:change-id="ct417562288"/></text:p>
          </table:table-cell>
          <table:table-cell table:style-name="Table1.C3" office:value-type="string">
            <text:p text:style-name="P23"><text:change-start text:change-id="ct430573520"/>David Bosschaert <text:change-end text:change-id="ct430573520"/><text:change-start text:change-id="ct54207712"/>(<text:a xlink:type="simple" xlink:href="mailto:dbosscha@progress.com">dbosscha@progress.com</text:a>)</text:p>
            <text:p text:style-name="P23">Rewrote requirements section following focus group conference call (March 9<text:span text:style-name="T6">th</text:span>)<text:change-end text:change-id="ct54207712"/></text:p>
          </table:table-cell>
        </table:table-row>
        <table:table-row table:style-name="Table1.2">
          <table:table-cell table:style-name="Table1.A3" office:value-type="float" office:value="0.2">
            <text:p text:style-name="P15"><text:change-start text:change-id="ct430195344"/>0.2<text:change-end text:change-id="ct430195344"/></text:p>
          </table:table-cell>
          <table:table-cell table:style-name="Table1.B3" office:value-type="string">
            <text:p text:style-name="P23"><text:change-start text:change-id="ct54051744"/>September 21<text:span text:style-name="T6">st</text:span>, 2013<text:change-end text:change-id="ct54051744"/></text:p>
          </table:table-cell>
          <table:table-cell table:style-name="Table1.C3" office:value-type="string">
            <text:p text:style-name="P23"><text:change-start text:change-id="ct430195440"/>Reactivate<text:change-end text:change-id="ct430195440"/><text:change-start text:change-id="ct54051840"/> RFP focussing on asynchronous P2P execution<text:change-end text:change-id="ct54051840"/><text:change-start text:change-id="ct54205424"/>, rather than PubSub and messaging, which is covered und<text:change-end text:change-id="ct54205424"/><text:change-start text:change-id="ct430305312"/>er other RFPs<text:change-end text:change-id="ct430305312"/></text:p>
          </table:table-cell>
        </table:table-row>
        <table:table-row table:style-name="Table1.2">
          <table:table-cell table:style-name="Table1.A3" office:value-type="float" office:value="0.3">
            <text:p text:style-name="P15"><text:change-start text:change-id="ct417691664"/>0.3<text:change-end text:change-id="ct417691664"/></text:p>
          </table:table-cell>
          <table:table-cell table:style-name="Table1.B3" office:value-type="string">
            <text:p text:style-name="P23"><text:change-start text:change-id="ct429950048"/>September 26<text:span text:style-name="T6">th</text:span>, 2013<text:change-end text:change-id="ct429950048"/></text:p>
          </table:table-cell>
          <table:table-cell table:style-name="Table1.C3" office:value-type="string">
            <text:p text:style-name="P23"><text:change-start text:change-id="ct417532624"/>Update Logo and Licence to match the current RFP template<text:change-end text:change-id="ct417532624"/></text:p>
          </table:table-cell>
        </table:table-row>
      </table:table>
      <text:p text:style-name="Body"/>
      <text:h text:style-name="Heading_20_1" text:outline-level="1">Introduction</text:h>
      <text:p text:style-name="Body"><text:change-start text:change-id="ct417615616"/>Over the last decade there has been a significant shift in computing hardware. Most systems now have access to <text:change-end text:change-id="ct417615616"/><text:change-start text:change-id="ct417615888"/><text:s/>multiple CPU cores, and can therefore only achieve optimal throughput when processing work on mulitple threads. When mixed workloads are being processed there are further benefits to having multiple threads, computational jobs can continue while other jobs are blocked, for example waiting on IO devices.</text:p>
      <text:p text:style-name="Body">Historically these improvements in hardware and throughput have been were achieved through “Request level parallelism”. In this case multiple client requests (e.g. HTTP GET requests) are processed simultaneously on <text:soft-page-break/>separate threads, but each request is executed in a single-threaded way. This works well <text:change-end text:change-id="ct417615888"/><text:change-start text:change-id="ct417615776"/>–<text:change-end text:change-id="ct417615776"/><text:change-start text:change-id="ct417357088"/> up to a point. If the individual requests are long-running, or result in multiple further requests, then these requests may proceed slowly, despite CPU resource being available.</text:p>
      <text:p text:style-name="Body">To best leverage the capabilities of modern systems programmers are making more use of asynchronous execution. Some single threaded systems, such as JavaScript engines, make heavy use of asynchronous processing to allow multiple functions to appear to run concurrently. Several different mechanisms exist for exploiting asynchronous execution.</text:p>
      <text:list xml:id="list6244328645243202671" text:style-name="L1">
        <text:list-item>
          <text:p text:style-name="P31">Fire and forget <text:change-end text:change-id="ct417357088"/><text:change-start text:change-id="ct417896480"/>–<text:change-end text:change-id="ct417896480"/><text:change-start text:change-id="ct430809104"/> In the case that the return value of a method is not needed in subsequent execution, calling the method has no local side-effects, and need not complete before the caller returns, then it can be started and left running. Good tasks for this sort of execution model include</text:p>
          <text:list>
            <text:list-item>
              <text:p text:style-name="P31">Submitting an “order” to a back-end system, which will be batch processed later</text:p>
            </text:list-item>
            <text:list-item>
              <text:p text:style-name="P31">Logging to a central log store</text:p>
            </text:list-item>
          </text:list>
        </text:list-item>
        <text:list-item>
          <text:p text:style-name="P31">Blocking Promises <text:change-end text:change-id="ct430809104"/><text:change-start text:change-id="ct430809232"/>–<text:change-end text:change-id="ct430809232"/><text:change-start text:change-id="ct417386192"/> In some cases the return value from one or more methods is needed before execution can complete, however if these methods do not have a “happens before” dependency relationship then they can be executed asynchronously and potentially in parallel. Once submitted the caller receives a “promise” which can be queried to find out the eventual result. These are known as “blocking” promises because the initiating thread blocks until the result is available. Java's Future/ExecutorService API is an example of this sort of asynchronous model. The Blocking Promises model has two significant advantages over the fire and forget model; it supports returning values and it allows the caller to wait until <text:span text:style-name="T7">the</text:span> asynchronous action has completed. Blocking the calling thread can, however, lead to the same sorts of problems seen with request-level parallelism. The calling thread is “lost” to the system until the necessary asynchronous tasks complete. If the asynchronous tasks also make use of blocking promises then the asynchronous threadpool can be exhausted, leading to deadlock.</text:p>
        </text:list-item>
        <text:list-item>
          <text:p text:style-name="P31">Promises with callbacks <text:change-end text:change-id="ct417386192"/><text:change-start text:change-id="ct430285104"/>–<text:change-end text:change-id="ct430285104"/><text:change-start text:change-id="ct54234208"/> JavaScript makes heavy use of promises, but due to JavaScript's single-threaded execution model it is not possible for callers to block without deadlocking the whole process. As a result JavaScript promises work differently, rather than providing a blocking get method javascript promises are passed a function to execute on successful completion, or on failure. This callback mechanism ensures that deadlock does not occur, but still allows access to the return value of the asynchronous execution. The most popular promise implementations also provide ways to chain and aggregate promise returns, delaying callbacks until the relevant tasks are complete. Because of the way that promises with callbacks work they have typically been less popular in Java, where declaring an inner class as a callback is quite verbose. This is likely to change with the introduction of lambda expressions in Java 8.</text:p>
        </text:list-item>
      </text:list>
      <text:p text:style-name="Body"><text:change-end text:change-id="ct54234208"/><text:change-start text:change-id="ct417746160"/>In OSGi services are used as a way for loosely coupled bundles to interact, and represent a natural boundary for execution. Services declare an interface contract (which may be a Java class or interface), <text:span text:style-name="T7">which</text:span> can be referenced and called without having to directly load or instantiate the implementation. Many service calls are short, but some may be long-running, or delegate to remote implementations. In general OSGi services execute synchonously, and only offer asynchronous behaviour when it is explicitly built in to both the API and implementation. This obviously limits the use of asynchronous programming paradigms in OSGi.</text:p>
      <text:p text:style-name="Body"><text:change-end text:change-id="ct417746160"/>The current Remote Services<text:span text:style-name="T5"> </text:span>specification defines a set of properties to add to a<text:change-start text:change-id="ct430809936"/>n OSGi service<text:change-end text:change-id="ct430809936"/> <text:change text:change-id="ct430810032"/><text:s/><text:change text:change-id="ct430176640"/><text:change-start text:change-id="ct430176768"/>to enable it for<text:change-end text:change-id="ct430176768"/> remote communication across address spaces using existing distributed computing software systems, using synchronous request/response semantics. <text:change-start text:change-id="ct54121136"/>In this way Remote Services behave much like local OSGi services.</text:p>
      <text:p text:style-name="Body"><text:change-end text:change-id="ct54121136"/>The<text:change text:change-id="ct418322720"/><text:change-start text:change-id="ct418322816"/> synchronous<text:change-end text:change-id="ct418322816"/> semantics<text:change-start text:change-id="ct417811360"/> of Remote Services<text:change-end text:change-id="ct417811360"/> meet many requirements for distributed computing, but <text:change-start text:change-id="ct417811456"/>due to their higher latency and cost they can benefit even more from the<text:change-end text:change-id="ct417811456"/><text:change text:change-id="ct54125344"/> capabilities of asynchronous communication<text:change-start text:change-id="ct54125440"/>. One need only look at frameworks su<text:change-end text:change-id="ct54125440"/><text:change-start text:change-id="ct54098752"/>ch as AKKA to <text:soft-page-break/>see how <text:change-end text:change-id="ct54098752"/><text:change-start text:change-id="ct54098848"/>asynchronous<text:change-end text:change-id="ct54098848"/> protocols<text:change-start text:change-id="ct418327312"/> can be used to improve the simplicity and scaling performance of distributed systems<text:change-end text:change-id="ct418327312"/>. <text:change-start text:change-id="ct418327408"/>Given that Remote Services can benefit so greatly from<text:change-end text:change-id="ct418327408"/><text:change-start text:change-id="ct418291648"/> asynchronous execution<text:change-end text:change-id="ct418291648"/><text:change text:change-id="ct418291744"/> additional requirements <text:change text:change-id="ct417739552"/><text:change-start text:change-id="ct417739648"/>should<text:change-end text:change-id="ct417739648"/> be <text:change text:change-id="ct417930160"/><text:change-start text:change-id="ct417930256"/>included to ensure that<text:change-end text:change-id="ct417930256"/> <text:change text:change-id="ct430420496"/><text:s/>asynchronous communication models and protocols<text:change-start text:change-id="ct430420592"/> can be levaraged <text:change-end text:change-id="ct430420592"/><text:change-start text:change-id="ct54197568"/>where possible<text:change-end text:change-id="ct54197568"/><text:change text:change-id="ct54197664"/>. <text:s/></text:p>
      <text:p text:style-name="Body"><text:change text:change-id="ct429942544"/></text:p>
      <text:p text:style-name="Body"><text:change text:change-id="ct429942640"/></text:p>
      <text:p text:style-name="Body">Requirements for an asynchronous programming model should be considered additional to the existing Remote Services Specification’s request/response model, not as a replacement. </text:p>
      <text:h text:style-name="Heading_20_1" text:outline-level="1">Application Domain</text:h>
      <text:p text:style-name="Body">This section explores various aspects of adding support for asynchronous <text:change text:change-id="ct418293632"/><text:change-start text:change-id="ct418293728"/>execution<text:change-end text:change-id="ct418293728"/>. Asynchronous <text:change text:change-id="ct418294304"/><text:change-start text:change-id="ct418294400"/>execution<text:change-end text:change-id="ct418294400"/> typically is achieved via the introduction of a queuing mechanism for <text:change-start text:change-id="ct418294896"/>“tasks” which are pulled in and executed by one or more Threads.<text:change-end text:change-id="ct418294896"/><text:change-start text:change-id="ct418294992"/> In the case of remote invocations, the task queue is often on the remote machine, allowing the request to be sent and executed without occupying a local Thread.<text:change-end text:change-id="ct418294992"/><text:change text:change-id="ct418295344"/> These mechanisms are often also used to handle events, for example the OSGi Event Admin Service provides an asynchronous communication model. </text:p>
      <text:p text:style-name="Body">The ability to deal with more fine-grained failure scenarios is another important reason for the introduction and use of asynchronous communication protocols in enterprise applications. Asynchronous protocols provide the ability to restart a request without asking the user to re-enter the data and resubmit when a communication failure occurs. <text:s/></text:p>
      <text:p text:style-name="Body"><text:soft-page-break/>Synchronous <text:change text:change-id="ct418295488"/><text:change-start text:change-id="ct430368320"/>invocations<text:change-end text:change-id="ct430368320"/> are typically easier to program, but once a client <text:change text:change-id="ct430368448"/><text:change-start text:change-id="ct430445216"/>makes a request, either local or remote,<text:change-end text:change-id="ct430445216"/> <text:change text:change-id="ct430445312"/><text:s/>the client is blocked waiting for <text:change text:change-id="ct418292704"/><text:s/>execut<text:change-start text:change-id="ct418292800"/>ion<text:change-end text:change-id="ct418292800"/><text:change text:change-id="ct418292256"/> <text:change-start text:change-id="ct418292352"/><text:s/>to complete <text:change-end text:change-id="ct418292352"/><text:change text:change-id="ct430929408"/><text:s/>and return<text:change-start text:change-id="ct430752656"/> control to the client<text:change-end text:change-id="ct430752656"/><text:change text:change-id="ct430929504"/>. While asynchronous <text:change text:change-id="ct430727408"/><text:change-start text:change-id="ct54205824"/>executi<text:change-end text:change-id="ct54205824"/><text:change-start text:change-id="ct54205920"/>on<text:change-end text:change-id="ct54205920"/> may be more complex to program, <text:change text:change-id="ct430473264"/><text:change-start text:change-id="ct417835312"/>it<text:change-end text:change-id="ct417835312"/> offer<text:change-start text:change-id="ct430473360"/>s<text:change-end text:change-id="ct430473360"/> many benefits and advantages. </text:p>
      <text:p text:style-name="Body">For example, synchronous <text:change-start text:change-id="ct430098080"/>remote invocations<text:change-end text:change-id="ct430098080"/><text:change text:change-id="ct418319328"/>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text:change text:change-id="ct430873936"/><text:s/></text:p>
      <text:p text:style-name="Body">Synchronous <text:change text:change-id="ct430532224"/><text:change-start text:change-id="ct430473456"/>invocations<text:change-end text:change-id="ct430473456"/> operate on a first-come, first-served scheduling mechanism (i.e. the <text:change text:change-id="ct430266576"/><text:change-start text:change-id="ct417907856"/>computer<text:change-end text:change-id="ct417907856"/> has to process requests <text:change-start text:change-id="ct430097040"/>as they are made by <text:change-end text:change-id="ct430097040"/><text:change-start text:change-id="ct430266672"/>the caller)<text:change-end text:change-id="ct430266672"/><text:change text:change-id="ct430844016"/>. This means that it’s not easy to treat some <text:change text:change-id="ct418009552"/><text:change-start text:change-id="ct430266768"/>invocations<text:change-end text:change-id="ct430266768"/> with higher priority than others, although this is a common application requirement (for example, a bank wants to process the outstanding $1M deposits ahead of the $10 deposits near the end of the banking day).<text:change-start text:change-id="ct430171424"/> As they have work queues, asynchronous processing engines can <text:change-end text:change-id="ct430171424"/><text:change-start text:change-id="ct54142736"/>process work in an arbitrary order if they choose.<text:change-end text:change-id="ct54142736"/><text:change text:change-id="ct54047792"/></text:p>
      <text:h text:style-name="Heading_20_2" text:outline-level="2"><text:soft-page-break/>Asynchronous programming models</text:h>
      <text:p text:style-name="Body">A variety of asynchronous programming models are successfully used in enterprise applications today, including <text:change-start text:change-id="ct430872640"/>ExecutorServices, Async EJBs, <text:change-end text:change-id="ct430872640"/>REST/HTTP, store-and-forward, pub-sub, and broadcast/multicast to name a few. These programming models assume that a <text:change text:change-id="ct430635024"/><text:change-start text:change-id="ct430635120"/>task<text:change-end text:change-id="ct430635120"/> is visible to a program using one or more asynchronous <text:change text:change-id="ct430635216"/><text:change-start text:change-id="ct430282080"/>submission mechanisms<text:change-end text:change-id="ct430282080"/><text:change text:change-id="ct430282176"/> (for example, JMS) and that the program is responsible for explicitly creating or retrieving a <text:change text:change-id="ct430450912"/><text:change-start text:change-id="ct430282272"/>response<text:change-end text:change-id="ct430282272"/> using the API and then may acts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change text:change-id="ct54089424"/></text:p>
      <text:p text:style-name="Body">In each case, management utilities are required to configure the capabilities of <text:change text:change-id="ct430689472"/><text:change-start text:change-id="ct417929552"/>the asynchronous implementation<text:change-end text:change-id="ct417929552"/><text:change text:change-id="ct417929648"/> being used so that they are<text:change-start text:change-id="ct430501504"/> able to reject wo<text:change-end text:change-id="ct430501504"/><text:change-start text:change-id="ct417929744"/>rk when overloaded, make best use of the resources<text:change-end text:change-id="ct417929744"/> available<text:change text:change-id="ct417678144"/>, and <text:change text:change-id="ct417766800"/>to identify<text:change-start text:change-id="ct417678240"/>, report<text:change-end text:change-id="ct417678240"/> and resolve any errors that may occur<text:change text:change-id="ct417678336"/>. </text:p>
      <text:h text:style-name="Heading_20_2" text:outline-level="2">Mixture of programming models</text:h>
      <text:p text:style-name="Body">Many enterprise applications require both synchronous and asynchronous <text:change text:change-id="ct430238128"/><text:change-start text:change-id="ct430895600"/>execution<text:change-end text:change-id="ct430895600"/>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xt:soft-page-break/>Terminology + Abbreviations</text:h>
      <text:h text:style-name="Heading_20_1" text:outline-level="1">Problem Description</text:h>
      <text:p text:style-name="Body">The current OSGi programming model for <text:change text:change-id="ct430895696"/>communications among components and bundles is based on the OSGi service interface, which implies a synchronous semantic (i.e. the client invokes on the interface and waits for the reply), and language objects as parameters. <text:s/>These characteristics are typical of <text:change-start text:change-id="ct417914224"/>local invocations <text:span text:style-name="T7">and</text:span> <text:change-end text:change-id="ct417914224"/>distributed RPC and meet many requirements, but we want to extend these capabilities to support asynchronous invocation<text:change text:change-id="ct417947328"/>.</text:p>
      <text:h text:style-name="Heading_20_2" text:outline-level="2">Asynchronous Services</text:h>
      <text:p text:style-name="Body">We propose that the EEG evaluate options for specifying the following areas.</text:p>
      <text:list xml:id="list1655801414" text:continue-list="list7041868560058353488" text:style-name="WW8Num16">
        <text:list-item>
          <text:p text:style-name="P1">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list-item>
        <text:list-item>
          <text:p text:style-name="P1"><text:change text:change-id="ct430129568"/></text:p>
        </text:list-item>
      </text:list>
      <text:h text:style-name="Heading_20_1" text:outline-level="1">Use Cases</text:h>
      <text:p text:style-name="Body">The use cases describe situations in which requests are received and processed at some later time, which are typically the kind of use cases for which asynchronous <text:change text:change-id="ct430942464"/><text:change-start text:change-id="ct429940512"/>execution<text:change-end text:change-id="ct429940512"/> <text:change text:change-id="ct418274304"/><text:change-start text:change-id="ct418274400"/>is<text:change-end text:change-id="ct418274400"/> a better solution. Similarly, the use cases include situations in which the sending and receiving programs communicate indirectly using some type of intermediate store. </text:p>
      <text:p text:style-name="Body"><text:soft-page-break/>1. A web store receives an order for a book and <text:change text:change-id="ct418304528"/><text:change-start text:change-id="ct418304624"/>submits<text:change-end text:change-id="ct418304624"/> the order immediately into a queue, letting the customer know the order was received. Later, perhaps hours or even days later, the order fulfillment program retrieves the order from the queue and processes it. </text:p>
      <text:p text:style-name="Body">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 </text:p>
      <text:p text:style-name="Body">3. A telecommunications company’s network switch detects an error and publishes an event to report it. Later, probably seconds later, the network management system receives the event and displays a message on the console to alert the operator.</text:p>
      <text:p text:style-name="Body"><text:change-start text:change-id="ct418304720"/>4. <text:change-end text:change-id="ct418304720"/>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Body"><text:change-start text:change-id="ct418303264"/>5. <text:change-end text:change-id="ct418303264"/><text:change-start text:change-id="ct430731648"/>A photograph<text:change-end text:change-id="ct430731648"/><text:change-start text:change-id="ct418278896"/>y website accepts uploads from users, then performs<text:change-end text:change-id="ct418278896"/><text:change-start text:change-id="ct418281616"/> facial recognition to automatically “tag” known users in the photos. When uploads complete they need to trigger the facial recognition<text:change-end text:change-id="ct418281616"/><text:change-start text:change-id="ct418306272"/>, but should not block the <text:change-end text:change-id="ct418306272"/><text:change-start text:change-id="ct418306832"/>sites ability to accept new upload requests.</text:p>
      <text:p text:style-name="Body"><text:change-end text:change-id="ct418306832"/><text:change-start text:change-id="ct430550576"/><text:s/><text:change-end text:change-id="ct430550576"/><text:change text:change-id="ct430550784"/></text:p>
      <text:p text:style-name="Body"><text:change text:change-id="ct418359744"/></text:p>
      <text:p text:style-name="Body"><text:change-start text:change-id="ct418090272"/>6<text:change-end text:change-id="ct418090272"/><text:change text:change-id="ct418090368"/>. In using an ATM or other point of sale device, transaction requests need to be captured whether the back office server is online or not. Transactions also need to be processed by the server once and only once. </text:p>
      <text:h text:style-name="Heading_20_1" text:outline-level="1">Requirements</text:h>
      <text:p text:style-name="P2"><text:change text:change-id="ct418031680"/><text:change text:change-id="ct418031584"/><text:change text:change-id="ct418031488"/><text:change text:change-id="ct54209264"/><text:change text:change-id="ct417937584"/><text:change text:change-id="ct430497920"/><text:change text:change-id="ct430497824"/><text:change-start text:change-id="ct430870496"/></text:p>
      <text:p text:style-name="P2">AS0<text:change-end text:change-id="ct430870496"/><text:change-start text:change-id="ct417534288"/>1<text:change-end text:change-id="ct417534288"/><text:change text:change-id="ct430560512"/><text:change-start text:change-id="ct430918816"/> – The solution MUST provide a standard client-side <text:change-end text:change-id="ct430918816"/><text:change text:change-id="ct430870592"/><text:change-start text:change-id="ct54226928"/>API<text:change-end text:change-id="ct54226928"/><text:change-start text:change-id="ct430870688"/> for <text:change-end text:change-id="ct430870688"/><text:change text:change-id="ct417547664"/><text:change-start text:change-id="ct430185744"/>making<text:change-end text:change-id="ct430185744"/><text:change-start text:change-id="ct54158672"/> asynchronous <text:change-end text:change-id="ct54158672"/><text:change text:change-id="ct430695392"/><text:change-start text:change-id="ct430637808"/>invocation<text:change-end text:change-id="ct430637808"/><text:change-start text:change-id="ct54158768"/>s on existing<text:change-end text:change-id="ct54158768"/><text:change-start text:change-id="ct54158864"/>, synchronous, OSGi services,<text:change-end text:change-id="ct54158864"/><text:change text:change-id="ct417683120"/><text:change-start text:change-id="ct430209936"/>where the invocation returns quickly and a return value can be obtained later.<text:change-end text:change-id="ct430209936"/><text:change-start text:change-id="ct54069904"/> </text:p>
      <text:p text:style-name="P2"><text:change-end text:change-id="ct54069904"/><text:change text:change-id="ct417378544"/><text:change-start text:change-id="ct417414944"/></text:p>
      <text:p text:style-name="P2"><text:soft-page-break/>AS0<text:change-end text:change-id="ct417414944"/><text:change-start text:change-id="ct417415040"/>2<text:change-end text:change-id="ct417415040"/><text:change text:change-id="ct54043136"/><text:change-start text:change-id="ct54210432"/> – The solution MUST allow <text:change-end text:change-id="ct54210432"/><text:change-start text:change-id="ct417415136"/>transparent <text:change-end text:change-id="ct417415136"/><text:change-start text:change-id="ct430496896"/>delegation to<text:change-end text:change-id="ct430496896"/><text:change text:change-id="ct417666416"/><text:change-start text:change-id="ct418174304"/> service<text:change-end text:change-id="ct418174304"/><text:change-start text:change-id="ct418174400"/>s<text:change-end text:change-id="ct418174400"/><text:change-start text:change-id="ct53788304"/> that are already<text:change-end text:change-id="ct53788304"/><text:change text:change-id="ct418174496"/><text:change-start text:change-id="ct54133344"/> implemented in an asynchronous fashion, therefore servicing the asynchronous <text:change-end text:change-id="ct54133344"/><text:change text:change-id="ct430630304"/><text:change-start text:change-id="ct54043856"/>requests through <text:change-end text:change-id="ct54043856"/><text:change text:change-id="ct430899968"/><text:change-start text:change-id="ct430900064"/>their<text:change-end text:change-id="ct430900064"/><text:change-start text:change-id="ct430900160"/> own implementation<text:change-end text:change-id="ct430900160"/><text:change-start text:change-id="ct417686224"/>s<text:change-end text:change-id="ct417686224"/><text:change-start text:change-id="ct430401936"/>.</text:p>
      <text:p text:style-name="P2">AS0<text:change-end text:change-id="ct430401936"/><text:change-start text:change-id="ct53784224"/>3<text:change-end text:change-id="ct53784224"/><text:change text:change-id="ct430401600"/><text:change-start text:change-id="ct430276928"/> <text:change-end text:change-id="ct430276928"/><text:change-start text:change-id="ct430539760"/>–<text:change-end text:change-id="ct430539760"/><text:change-start text:change-id="ct417376848"/> The solution MAY provide a synchronous client-side API to services which are implemented in an asynchronous fashion.</text:p>
      <text:p text:style-name="P2">AS0<text:change-end text:change-id="ct417376848"/><text:change-start text:change-id="ct430500080"/>4<text:change-end text:change-id="ct430500080"/><text:change text:change-id="ct430401696"/><text:change-start text:change-id="ct430737440"/> – The solution MUST allow for one-way asynchronous services.<text:change-end text:change-id="ct430737440"/><text:change-start text:change-id="ct430401792"/></text:p>
      <text:p text:style-name="P2"><text:change-end text:change-id="ct430401792"/><text:change-start text:change-id="ct54060736"/>AS05 – The <text:s/>solution MUST support Promises<text:change-end text:change-id="ct54060736"/><text:change-start text:change-id="ct417917680"/>, where invocations can be made that later return a value</text:p>
      <text:p text:style-name="P2">AS06 – The solution SHOULD support callbacks<text:change-end text:change-id="ct417917680"/><text:change-start text:change-id="ct430896800"/> when asynchronous exec<text:change-end text:change-id="ct430896800"/><text:change-start text:change-id="ct430179408"/>utions complete, both successfully and unsuccessfully<text:change-end text:change-id="ct430179408"/><text:change-start text:change-id="ct430435472"/></text:p>
      <text:p text:style-name="P2"><text:change-end text:change-id="ct430435472"/><text:change-start text:change-id="ct54144304"/>AS07 – <text:change-end text:change-id="ct54144304"/><text:change-start text:change-id="ct430896896"/>The solution MUST be applicable to both local OSGi Services as well as Remote OSGi Services.</text:p>
      <text:p text:style-name="P2">AS08 – The solution MUST be fully backwards compatible with existing OSGi Service and Service Registry usage.<text:change-end text:change-id="ct430896896"/><text:change-start text:change-id="ct54048800"/></text:p>
      <text:p text:style-name="P2">AS09 – The solution SHOULD be sympathetic to Java<text:change-end text:change-id="ct54048800"/><text:change-start text:change-id="ct430896992"/> 8's lambda support, meaning callbacks should follow the Single Abstract Method principle where possible. <text:change-end text:change-id="ct430896992"/><text:change-start text:change-id="ct430844240"/></text:p>
      <text:p text:style-name="P2"><text:change-end text:change-id="ct430844240"/><text:change text:change-id="ct417945296"/></text:p>
      <text:h text:style-name="Heading_20_1" text:outline-level="1">Document Support</text:h>
      <text:h text:style-name="Heading_20_2" text:outline-level="2">References</text:h>
      <text:list xml:id="list830163590719602942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10">Eric Newcomer</text:p>
          </table:table-cell>
        </table:table-row>
        <table:table-row table:style-name="Table2.1">
          <table:table-cell table:style-name="Table2.A1" office:value-type="string">
            <text:p text:style-name="P3">Company</text:p>
          </table:table-cell>
          <table:table-cell table:style-name="Table2.B1" office:value-type="string">
            <text:p text:style-name="P10">Progress Software</text:p>
          </table:table-cell>
        </table:table-row>
        <table:table-row table:style-name="Table2.1">
          <table:table-cell table:style-name="Table2.A1" office:value-type="string">
            <text:p text:style-name="P3">Address</text:p>
          </table:table-cell>
          <table:table-cell table:style-name="Table2.B1" office:value-type="string">
            <text:p text:style-name="P10">14 Oak Park Drive, Bedford MA USA</text:p>
          </table:table-cell>
        </table:table-row>
        <table:table-row table:style-name="Table2.1">
          <table:table-cell table:style-name="Table2.A1" office:value-type="string">
            <text:p text:style-name="P3">Voice</text:p>
          </table:table-cell>
          <table:table-cell table:style-name="Table2.B1" office:value-type="string">
            <text:p text:style-name="P12">+1 781 280 4000</text:p>
          </table:table-cell>
        </table:table-row>
        <table:table-row table:style-name="Table2.1">
          <table:table-cell table:style-name="Table2.A1" office:value-type="string">
            <text:p text:style-name="P15">e-mail</text:p>
          </table:table-cell>
          <table:table-cell table:style-name="Table2.B1" office:value-type="string">
            <text:p text:style-name="P16"><text:a xlink:type="simple" xlink:href="mailto:ericn@progress.com"><text:span text:style-name="Internet_20_link"><text:span text:style-name="T2">ericn@progress.com</text:span></text:span></text:a></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11">Name</text:p>
          </table:table-cell>
          <table:table-cell table:style-name="Table3.B1" office:value-type="string">
            <text:p text:style-name="P12">Giovanni Boschi</text:p>
          </table:table-cell>
        </table:table-row>
        <table:table-row table:style-name="Table3.1">
          <table:table-cell table:style-name="Table3.A1" office:value-type="string">
            <text:p text:style-name="P11">Company</text:p>
          </table:table-cell>
          <table:table-cell table:style-name="Table3.B1" office:value-type="string">
            <text:p text:style-name="P12">Progress Software</text:p>
          </table:table-cell>
        </table:table-row>
        <table:table-row table:style-name="Table3.1">
          <table:table-cell table:style-name="Table3.A1" office:value-type="string">
            <text:p text:style-name="P11">Address</text:p>
          </table:table-cell>
          <table:table-cell table:style-name="Table3.B1" office:value-type="string">
            <text:p text:style-name="P12">14 Oak Park Drive, Bedford MA USA</text:p>
          </table:table-cell>
        </table:table-row>
        <table:table-row table:style-name="Table3.1">
          <table:table-cell table:style-name="Table3.A1" office:value-type="string">
            <text:p text:style-name="P11">Voice</text:p>
          </table:table-cell>
          <table:table-cell table:style-name="Table3.B1" office:value-type="string">
            <text:p text:style-name="P12">+1 781 280 4000</text:p>
          </table:table-cell>
        </table:table-row>
        <table:table-row table:style-name="Table3.1">
          <table:table-cell table:style-name="Table3.A1" office:value-type="string">
            <text:p text:style-name="P15">e-mail</text:p>
          </table:table-cell>
          <table:table-cell table:style-name="Table3.B1" office:value-type="string">
            <text:p text:style-name="P16"><text:a xlink:type="simple" xlink:href="mailto:giovanni.boschi@progress.com"><text:span text:style-name="Internet_20_link"><text:span text:style-name="T2">giovanni.boschi@progress.com</text:span></text:span></text:a></text:p>
          </table: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11">Name</text:p>
          </table:table-cell>
          <table:table-cell table:style-name="Table4.B1" office:value-type="string">
            <text:p text:style-name="P12">David Bosschaert</text:p>
          </table:table-cell>
        </table:table-row>
        <table:table-row table:style-name="Table4.1">
          <table:table-cell table:style-name="Table4.A1" office:value-type="string">
            <text:p text:style-name="P11">Company</text:p>
          </table:table-cell>
          <table:table-cell table:style-name="Table4.B1" office:value-type="string">
            <text:p text:style-name="P12">Progress Software</text:p>
          </table:table-cell>
        </table:table-row>
        <table:table-row table:style-name="Table4.1">
          <table:table-cell table:style-name="Table4.A1" office:value-type="string">
            <text:p text:style-name="P11">Address</text:p>
          </table:table-cell>
          <table:table-cell table:style-name="Table4.B1" office:value-type="string">
            <text:p text:style-name="P20">158 Shelbourne Road </text:p>
            <text:p text:style-name="P19">BallsBridge </text:p>
            <text:p text:style-name="P19">Dublin 4 </text:p>
            <text:p text:style-name="P14">Ireland </text:p>
          </table:table-cell>
        </table:table-row>
        <table:table-row table:style-name="Table4.1">
          <table:table-cell table:style-name="Table4.A1" office:value-type="string">
            <text:p text:style-name="P11">Voice</text:p>
          </table:table-cell>
          <table:table-cell table:style-name="Table4.B1" office:value-type="string">
            <text:p text:style-name="P12">+353 1 637 2000</text:p>
          </table:table-cell>
        </table:table-row>
        <table:table-row table:style-name="Table4.1">
          <table:table-cell table:style-name="Table4.A1" office:value-type="string">
            <text:p text:style-name="P15">e-mail</text:p>
          </table:table-cell>
          <table:table-cell table:style-name="Table4.B1" office:value-type="string">
            <text:p text:style-name="P15">dbosscha@progress.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3">Name</text:p>
          </table:table-cell>
          <table:table-cell table:style-name="Table5.B1" office:value-type="string">
            <text:p text:style-name="P3"><text:change-start text:change-id="ct418317344"/>Tim Ward<text:change-end text:change-id="ct418317344"/></text:p>
          </table:table-cell>
        </table:table-row>
        <table:table-row table:style-name="Table5.1">
          <table:table-cell table:style-name="Table5.A1" office:value-type="string">
            <text:p text:style-name="P3">Company</text:p>
          </table:table-cell>
          <table:table-cell table:style-name="Table5.B1" office:value-type="string">
            <text:p text:style-name="P3"><text:change-start text:change-id="ct417550960"/>Paremus Ltd<text:change-end text:change-id="ct417550960"/></text:p>
          </table:table-cell>
        </table:table-row>
        <table:table-row table:style-name="Table5.1">
          <table:table-cell table:style-name="Table5.A1" office:value-type="string">
            <text:p text:style-name="P3">Address</text:p>
          </table:table-cell>
          <table:table-cell table:style-name="Table5.B1" office:value-type="string">
            <text:p text:style-name="P3"/>
          </table:table-cell>
        </table:table-row>
        <table:table-row table:style-name="Table5.1">
          <table:table-cell table:style-name="Table5.A1" office:value-type="string">
            <text:p text:style-name="P3">Voice</text:p>
          </table:table-cell>
          <table:table-cell table:style-name="Table5.B1" office:value-type="string">
            <text:p text:style-name="P3"><text:change text:change-id="ct430280400"/><text:change text:change-id="ct430415584"/></text:p>
          </table:table-cell>
        </table:table-row>
        <table:table-row table:style-name="Table5.1">
          <table:table-cell table:style-name="Table5.A1" office:value-type="string">
            <text:p text:style-name="P15">e-mail</text:p>
          </table:table-cell>
          <table:table-cell table:style-name="Table5.B1" office:value-type="string">
            <text:p text:style-name="P15"><text:change-start text:change-id="ct430638640"/>Tim.ward@paremus.com<text:change-end text:change-id="ct430638640"/></text:p>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A" style:display-name="Body A" style:family="paragraph">
      <style:paragraph-properties fo:margin-top="0.212cm" fo:margin-bottom="0.212cm" fo:text-align="justify" style:justify-single-word="false" fo:orphans="2" fo:widows="2">
        <style:tab-stops>
          <style:tab-stop style:position="10.001cm"/>
        </style:tab-stops>
      </style:paragraph-properties>
      <style:text-properties fo:color="#000000" style:font-name="Arial" fo:font-size="10pt" fo:language="en" fo:country="US" style:font-name-asian="ヒラギノ角ゴ Pro W3" style:font-size-asian="10pt" style:font-name-complex="Times New Roman" style:font-size-complex="10pt" style:language-complex="ar" style:country-complex="SA"/>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2"><draw:image xlink:href="Pictures/1000000000000159000000A794EF08D2.jpg" xlink:type="simple" xlink:show="embed" xlink:actuate="onLoad"/><draw:contour-polygon svg:width="345px" svg:height="163px" svg:viewBox="0 0 345 163" draw:points="-2,0 -2,163 345,163 345,0" draw:recreate-on-edit="false"/></draw:frame><text:tab/><text:user-defined style:data-style-name="N0" text:name="RFP Title">RFP 132 – Asynchronous Services</text:user-defined><text:tab/>Page <text:page-number text:select-page="current">12</text:page-number> of <text:page-count style:num-format="1">12</text:page-count></text:p>
        <text:p text:style-name="Header"/>
        <text:p text:style-name="Header"><text:tab/>Draft<text:tab/><text:modification-date style:data-style-name="N76">September 26, 2013</text:modification-date></text:p>
      </style:header>
      <style:footer>
        <text:p text:style-name="Footer">Copyright © <text:user-defined style:data-style-name="N0" text:name="Company">OSGi Alliance</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0-01-28T10:03:52</meta:creation-date>
    <meta:editing-cycles>45</meta:editing-cycles>
    <meta:editing-duration>P1DT17H13M27S</meta:editing-duration>
    <meta:initial-creator>David Bosschaert</meta:initial-creator>
    <dc:date>2013-09-26T11:01:54</dc:date>
    <dc:creator>Tim Ward</dc:creator>
    <meta:document-statistic meta:table-count="5" meta:image-count="2" meta:object-count="0" meta:page-count="12" meta:paragraph-count="249" meta:word-count="5194" meta:character-count="33649"/>
    <meta:user-defined meta:name="Company">OSGi Alliance</meta:user-defined>
    <meta:user-defined meta:name="Info 3"/>
    <meta:user-defined meta:name="Info 4"/>
    <meta:user-defined meta:name="RFP Title">RFP 132 – Asynchronous Services</meta:user-defined>
  </office:meta>
</office:document-meta>
</file>